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68388.57" table:style-name="ce14">
            <text:p>368.389<text:s/></text:p>
          </table:table-cell>
          <table:table-cell office:value-type="float" office:value="1408270.91" table:style-name="ce14">
            <text:p>1.408.271<text:s/></text:p>
          </table:table-cell>
          <table:table-cell office:value-type="float" office:value="56893122.189999998" table:style-name="ce14">
            <text:p>56.893.122<text:s/></text:p>
          </table:table-cell>
          <table:table-cell office:value-type="float" office:value="2373.21" table:style-name="ce14">
            <text:p>2.373<text:s/></text:p>
          </table:table-cell>
          <table:table-cell office:value-type="float" office:value="74056561.969999999" table:style-name="ce14">
            <text:p>74.056.562<text:s/></text:p>
          </table:table-cell>
          <table:table-cell office:value-type="float" office:value="37827775.079999998" table:style-name="ce14">
            <text:p>37.827.775<text:s/></text:p>
          </table:table-cell>
          <table:table-cell office:value-type="float" office:value="2986489.63" table:style-name="ce14">
            <text:p>2.986.490<text:s/></text:p>
          </table:table-cell>
          <table:table-cell office:value-type="float" office:value="154349257.46000001" table:style-name="ce14">
            <text:p>154.349.257<text:s/></text:p>
          </table:table-cell>
          <table:table-cell office:value-type="float" office:value="29236737.510000002" table:style-name="ce14">
            <text:p>29.236.738<text:s/></text:p>
          </table:table-cell>
          <table:table-cell office:value-type="float" office:value="13979185.32" table:style-name="ce14">
            <text:p>13.979.185<text:s/></text:p>
          </table:table-cell>
          <table:table-cell office:value-type="float" office:value="84782608.189999998" table:style-name="ce14">
            <text:p>84.782.608<text:s/></text:p>
          </table:table-cell>
          <table:table-cell office:value-type="float" office:value="232557.39" table:style-name="ce14">
            <text:p>232.557<text:s/></text:p>
          </table:table-cell>
          <table:table-cell office:value-type="float" office:value="2685243.54" table:style-name="ce14">
            <text:p>2.685.244<text:s/></text:p>
          </table:table-cell>
          <table:table-cell office:value-type="float" office:value="6520743.9500000002" table:style-name="ce14">
            <text:p>6.520.744<text:s/></text:p>
          </table:table-cell>
          <table:table-cell office:value-type="float" office:value="3501294.15" table:style-name="ce14">
            <text:p>3.501.294<text:s/></text:p>
          </table:table-cell>
          <table:table-cell office:value-type="float" office:value="89427217.670000002" table:style-name="ce14">
            <text:p>89.427.218<text:s/></text:p>
          </table:table-cell>
          <table:table-cell office:value-type="float" office:value="17828.099999999999" table:style-name="ce14">
            <text:p>17.828<text:s/></text:p>
          </table:table-cell>
          <table:table-cell office:value-type="float" office:value="252749102.5" table:style-name="ce14">
            <text:p>252.749.103<text:s/></text:p>
          </table:table-cell>
          <table:table-cell office:value-type="float" office:value="215927542.47" table:style-name="ce14">
            <text:p>215.927.542<text:s/></text:p>
          </table:table-cell>
          <table:table-cell office:value-type="float" office:value="915188.19" table:style-name="ce14">
            <text:p>915.188<text:s/></text:p>
          </table:table-cell>
          <table:table-cell office:value-type="float" office:value="81601.77" table:style-name="ce14">
            <text:p>81.602<text:s/></text:p>
          </table:table-cell>
          <table:table-cell office:value-type="float" office:value="6371.32" table:style-name="ce14">
            <text:p>6.371<text:s/></text:p>
          </table:table-cell>
          <table:table-cell office:value-type="float" office:value="104667016.73" table:style-name="ce14">
            <text:p>104.667.017<text:s/></text:p>
          </table:table-cell>
          <table:table-cell office:value-type="float" office:value="547876125.17999995" table:style-name="ce14">
            <text:p>547.876.125<text:s/></text:p>
          </table:table-cell>
          <table:table-cell office:value-type="float" office:value="325928.43" table:style-name="ce14">
            <text:p>325.928<text:s/></text:p>
          </table:table-cell>
          <table:table-cell office:value-type="float" office:value="1580648702.8199999" table:style-name="ce14">
            <text:p>1.580.648.703<text:s/></text:p>
          </table:table-cell>
          <table:table-cell office:value-type="float" office:value="253.72" table:style-name="ce14">
            <text:p>254<text:s/></text:p>
          </table:table-cell>
          <table:table-cell office:value-type="float" office:value="3261473487.9699998" table:style-name="ce15">
            <text:p>3.261.473.4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32.85" table:style-name="ce17">
            <text:p>1.533<text:s/></text:p>
          </table:table-cell>
          <table:table-cell office:value-type="float" office:value="-2.42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189.45" table:style-name="ce17">
            <text:p>(189)</text:p>
          </table:table-cell>
          <table:table-cell office:value-type="float" office:value="-114.12" table:style-name="ce17">
            <text:p>(114)</text:p>
          </table:table-cell>
          <table:table-cell office:value-type="float" office:value="1006.81" table:style-name="ce17">
            <text:p>1.007<text:s/></text:p>
          </table:table-cell>
          <table:table-cell office:value-type="float" office:value="-48.54" table:style-name="ce17">
            <text:p>(49)</text:p>
          </table:table-cell>
          <table:table-cell office:value-type="float" office:value="23685.53" table:style-name="ce17">
            <text:p>23.686<text:s/></text:p>
          </table:table-cell>
          <table:table-cell office:value-type="float" office:value="4287.3599999999997" table:style-name="ce17">
            <text:p>4.287<text:s/></text:p>
          </table:table-cell>
          <table:table-cell office:value-type="float" office:value="-1825.03" table:style-name="ce17">
            <text:p>(1.825)</text:p>
          </table:table-cell>
          <table:table-cell office:value-type="float" office:value="-58" table:style-name="ce17">
            <text:p>(58)</text:p>
          </table:table-cell>
          <table:table-cell office:value-type="float" office:value="-21.2" table:style-name="ce17">
            <text:p>(21)</text:p>
          </table:table-cell>
          <table:table-cell office:value-type="float" office:value="655.25" table:style-name="ce17">
            <text:p>655<text:s/></text:p>
          </table:table-cell>
          <table:table-cell office:value-type="float" office:value="-920.58" table:style-name="ce17">
            <text:p>(921)</text:p>
          </table:table-cell>
          <table:table-cell office:value-type="float" office:value="1008.18" table:style-name="ce17">
            <text:p>1.008<text:s/></text:p>
          </table:table-cell>
          <table:table-cell office:value-type="float" office:value="-2.88" table:style-name="ce17">
            <text:p>(3)</text:p>
          </table:table-cell>
          <table:table-cell office:value-type="float" office:value="-963.92" table:style-name="ce17">
            <text:p>(964)</text:p>
          </table:table-cell>
          <table:table-cell office:value-type="float" office:value="-523.89" table:style-name="ce17">
            <text:p>(524)</text:p>
          </table:table-cell>
          <table:table-cell office:value-type="float" office:value="-5.89" table:style-name="ce17">
            <text:p>(6)</text:p>
          </table:table-cell>
          <table:table-cell office:value-type="float" office:value="-25.18" table:style-name="ce17">
            <text:p>(25)</text:p>
          </table:table-cell>
          <table:table-cell office:value-type="float" office:value="0" table:style-name="ce17">
            <text:p>-<text:s/></text:p>
          </table:table-cell>
          <table:table-cell office:value-type="float" office:value="9080.83" table:style-name="ce17">
            <text:p>9.081<text:s/></text:p>
          </table:table-cell>
          <table:table-cell office:value-type="float" office:value="-1735.81" table:style-name="ce17">
            <text:p>(1.736)</text:p>
          </table:table-cell>
          <table:table-cell office:value-type="float" office:value="-0.64" table:style-name="ce17">
            <text:p>(1)</text:p>
          </table:table-cell>
          <table:table-cell office:value-type="float" office:value="617209.24" table:style-name="ce17">
            <text:p>617.209<text:s/></text:p>
          </table:table-cell>
          <table:table-cell office:value-type="float" office:value="-29.39" table:style-name="ce17">
            <text:p>(29)</text:p>
          </table:table-cell>
          <table:table-cell office:value-type="float" office:value="651999.11" table:style-name="ce18">
            <text:p>651.9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973540.47" table:style-name="ce17">
            <text:p>973.540<text:s/></text:p>
          </table:table-cell>
          <table:table-cell office:value-type="float" office:value="11151463.51" table:style-name="ce17">
            <text:p>11.151.464<text:s/></text:p>
          </table:table-cell>
          <table:table-cell office:value-type="float" office:value="11171284.289999999" table:style-name="ce17">
            <text:p>11.171.284<text:s/></text:p>
          </table:table-cell>
          <table:table-cell office:value-type="float" office:value="231194.2" table:style-name="ce17">
            <text:p>231.194<text:s/></text:p>
          </table:table-cell>
          <table:table-cell office:value-type="float" office:value="143046248.75" table:style-name="ce17">
            <text:p>143.046.249<text:s/></text:p>
          </table:table-cell>
          <table:table-cell office:value-type="float" office:value="45278922.859999999" table:style-name="ce17">
            <text:p>45.278.923<text:s/></text:p>
          </table:table-cell>
          <table:table-cell office:value-type="float" office:value="7089838.2999999998" table:style-name="ce17">
            <text:p>7.089.838<text:s/></text:p>
          </table:table-cell>
          <table:table-cell office:value-type="float" office:value="174667589.25999999" table:style-name="ce17">
            <text:p>174.667.589<text:s/></text:p>
          </table:table-cell>
          <table:table-cell office:value-type="float" office:value="50922590.200000003" table:style-name="ce17">
            <text:p>50.922.590<text:s/></text:p>
          </table:table-cell>
          <table:table-cell office:value-type="float" office:value="6438999.2400000002" table:style-name="ce17">
            <text:p>6.438.999<text:s/></text:p>
          </table:table-cell>
          <table:table-cell office:value-type="float" office:value="573070048.14999998" table:style-name="ce17">
            <text:p>573.070.048<text:s/></text:p>
          </table:table-cell>
          <table:table-cell office:value-type="float" office:value="8920652.7200000007" table:style-name="ce17">
            <text:p>8.920.653<text:s/></text:p>
          </table:table-cell>
          <table:table-cell office:value-type="float" office:value="10197981.76" table:style-name="ce17">
            <text:p>10.197.982<text:s/></text:p>
          </table:table-cell>
          <table:table-cell office:value-type="float" office:value="10962938.17" table:style-name="ce17">
            <text:p>10.962.938<text:s/></text:p>
          </table:table-cell>
          <table:table-cell office:value-type="float" office:value="6187014.0599999996" table:style-name="ce17">
            <text:p>6.187.014<text:s/></text:p>
          </table:table-cell>
          <table:table-cell office:value-type="float" office:value="126191251.5" table:style-name="ce17">
            <text:p>126.191.252<text:s/></text:p>
          </table:table-cell>
          <table:table-cell office:value-type="float" office:value="4306327.8499999996" table:style-name="ce17">
            <text:p>4.306.328<text:s/></text:p>
          </table:table-cell>
          <table:table-cell office:value-type="float" office:value="339229822.88999999" table:style-name="ce17">
            <text:p>339.229.823<text:s/></text:p>
          </table:table-cell>
          <table:table-cell office:value-type="float" office:value="296773205.14999998" table:style-name="ce17">
            <text:p>296.773.205<text:s/></text:p>
          </table:table-cell>
          <table:table-cell office:value-type="float" office:value="3822639.62" table:style-name="ce17">
            <text:p>3.822.640<text:s/></text:p>
          </table:table-cell>
          <table:table-cell office:value-type="float" office:value="4377043.34" table:style-name="ce17">
            <text:p>4.377.043<text:s/></text:p>
          </table:table-cell>
          <table:table-cell office:value-type="float" office:value="19720.080000000002" table:style-name="ce17">
            <text:p>19.720<text:s/></text:p>
          </table:table-cell>
          <table:table-cell office:value-type="float" office:value="433584998.54000002" table:style-name="ce17">
            <text:p>433.584.999<text:s/></text:p>
          </table:table-cell>
          <table:table-cell office:value-type="float" office:value="463539460.32999998" table:style-name="ce17">
            <text:p>463.539.460<text:s/></text:p>
          </table:table-cell>
          <table:table-cell office:value-type="float" office:value="9117756.4600000009" table:style-name="ce17">
            <text:p>9.117.756<text:s/></text:p>
          </table:table-cell>
          <table:table-cell office:value-type="float" office:value="1934413475.8499999" table:style-name="ce17">
            <text:p>1.934.413.476<text:s/></text:p>
          </table:table-cell>
          <table:table-cell office:value-type="float" office:value="849737.2" table:style-name="ce17">
            <text:p>849.737<text:s/></text:p>
          </table:table-cell>
          <table:table-cell office:value-type="float" office:value="4676535744.749999" table:style-name="ce18">
            <text:p>4.676.535.7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1711.5" table:style-name="ce17">
            <text:p>1.7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97.02" table:style-name="ce17">
            <text:p>3.5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444.32" table:style-name="ce17">
            <text:p>36.4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268356.31999999" table:style-name="ce17">
            <text:p>344.268.3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624.01" table:style-name="ce17">
            <text:p>204.624<text:s/></text:p>
          </table:table-cell>
          <table:table-cell office:value-type="float" office:value="12266.05" table:style-name="ce17">
            <text:p>12.2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9131717.599999994" table:style-name="ce17">
            <text:p>89.131.718<text:s/></text:p>
          </table:table-cell>
          <table:table-cell office:value-type="float" office:value="916.1" table:style-name="ce17">
            <text:p>916<text:s/></text:p>
          </table:table-cell>
          <table:table-cell office:value-type="float" office:value="681118.18" table:style-name="ce17">
            <text:p>681.118<text:s/></text:p>
          </table:table-cell>
          <table:table-cell office:value-type="float" office:value="203019.53" table:style-name="ce17">
            <text:p>203.0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4543770.62999994" table:style-name="ce18">
            <text:p>434.543.7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36585.19" table:style-name="ce17">
            <text:p>236.585<text:s/></text:p>
          </table:table-cell>
          <table:table-cell office:value-type="float" office:value="1193599.46" table:style-name="ce17">
            <text:p>1.193.599<text:s/></text:p>
          </table:table-cell>
          <table:table-cell office:value-type="float" office:value="2839669.97" table:style-name="ce17">
            <text:p>2.839.6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837538" table:style-name="ce17">
            <text:p>23.837.538<text:s/></text:p>
          </table:table-cell>
          <table:table-cell office:value-type="float" office:value="12093152.289999999" table:style-name="ce17">
            <text:p>12.093.152<text:s/></text:p>
          </table:table-cell>
          <table:table-cell office:value-type="float" office:value="2207887.4500000002" table:style-name="ce17">
            <text:p>2.207.887<text:s/></text:p>
          </table:table-cell>
          <table:table-cell office:value-type="float" office:value="1521292.79" table:style-name="ce17">
            <text:p>1.521.293<text:s/></text:p>
          </table:table-cell>
          <table:table-cell office:value-type="float" office:value="9272521.1600000001" table:style-name="ce17">
            <text:p>9.272.521<text:s/></text:p>
          </table:table-cell>
          <table:table-cell office:value-type="float" office:value="4450644.9400000004" table:style-name="ce17">
            <text:p>4.450.645<text:s/></text:p>
          </table:table-cell>
          <table:table-cell office:value-type="float" office:value="29262200.719999999" table:style-name="ce17">
            <text:p>29.262.201<text:s/></text:p>
          </table:table-cell>
          <table:table-cell office:value-type="float" office:value="891804.76" table:style-name="ce17">
            <text:p>891.805<text:s/></text:p>
          </table:table-cell>
          <table:table-cell office:value-type="float" office:value="6393378.6200000001" table:style-name="ce17">
            <text:p>6.393.379<text:s/></text:p>
          </table:table-cell>
          <table:table-cell office:value-type="float" office:value="2293846.1800000002" table:style-name="ce17">
            <text:p>2.293.846<text:s/></text:p>
          </table:table-cell>
          <table:table-cell office:value-type="float" office:value="1432842.48" table:style-name="ce17">
            <text:p>1.432.842<text:s/></text:p>
          </table:table-cell>
          <table:table-cell office:value-type="float" office:value="21559125.23" table:style-name="ce17">
            <text:p>21.559.125<text:s/></text:p>
          </table:table-cell>
          <table:table-cell office:value-type="float" office:value="2177167.9900000002" table:style-name="ce17">
            <text:p>2.177.168<text:s/></text:p>
          </table:table-cell>
          <table:table-cell office:value-type="float" office:value="6577743.0999999996" table:style-name="ce17">
            <text:p>6.577.743<text:s/></text:p>
          </table:table-cell>
          <table:table-cell office:value-type="float" office:value="32269221.879999999" table:style-name="ce17">
            <text:p>32.269.222<text:s/></text:p>
          </table:table-cell>
          <table:table-cell office:value-type="float" office:value="952803.89" table:style-name="ce17">
            <text:p>952.804<text:s/></text:p>
          </table:table-cell>
          <table:table-cell office:value-type="float" office:value="213948.5" table:style-name="ce17">
            <text:p>213.94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325372.42" table:style-name="ce17">
            <text:p>16.325.372<text:s/></text:p>
          </table:table-cell>
          <table:table-cell office:value-type="float" office:value="11730198.630000001" table:style-name="ce17">
            <text:p>11.730.199<text:s/></text:p>
          </table:table-cell>
          <table:table-cell office:value-type="float" office:value="1871267.12" table:style-name="ce17">
            <text:p>1.871.267<text:s/></text:p>
          </table:table-cell>
          <table:table-cell office:value-type="float" office:value="73963159.719999999" table:style-name="ce17">
            <text:p>73.963.160<text:s/></text:p>
          </table:table-cell>
          <table:table-cell office:value-type="float" office:value="116761.34" table:style-name="ce17">
            <text:p>116.761<text:s/></text:p>
          </table:table-cell>
          <table:table-cell office:value-type="float" office:value="265683733.82999998" table:style-name="ce18">
            <text:p>265.683.7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1501.16" table:style-name="ce17">
            <text:p>11.501<text:s/></text:p>
          </table:table-cell>
          <table:table-cell office:value-type="float" office:value="4482.87" table:style-name="ce17">
            <text:p>4.483<text:s/></text:p>
          </table:table-cell>
          <table:table-cell office:value-type="float" office:value="46831.76" table:style-name="ce17">
            <text:p>46.832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7880.47" table:style-name="ce17">
            <text:p>7.8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04.84" table:style-name="ce17">
            <text:p>6.105<text:s/></text:p>
          </table:table-cell>
          <table:table-cell office:value-type="float" office:value="14709746.060000001" table:style-name="ce17">
            <text:p>14.709.746<text:s/></text:p>
          </table:table-cell>
          <table:table-cell office:value-type="float" office:value="14514943.1" table:style-name="ce17">
            <text:p>14.514.9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27.2099999999991" table:style-name="ce17">
            <text:p>8.6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79.35" table:style-name="ce17">
            <text:p>7.179<text:s/></text:p>
          </table:table-cell>
          <table:table-cell office:value-type="float" office:value="18529.55" table:style-name="ce17">
            <text:p>18.530<text:s/></text:p>
          </table:table-cell>
          <table:table-cell office:value-type="float" office:value="7268125.6200000001" table:style-name="ce17">
            <text:p>7.268.1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393176.689999998" table:style-name="ce17">
            <text:p>71.393.177<text:s/></text:p>
          </table:table-cell>
          <table:table-cell office:value-type="float" office:value="31563209.73" table:style-name="ce17">
            <text:p>31.563.210<text:s/></text:p>
          </table:table-cell>
          <table:table-cell office:value-type="float" office:value="11291.6" table:style-name="ce17">
            <text:p>11.29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92774.770000003" table:style-name="ce17">
            <text:p>34.492.775<text:s/></text:p>
          </table:table-cell>
          <table:table-cell office:value-type="float" office:value="8712508.5800000001" table:style-name="ce17">
            <text:p>8.712.5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1805860.69" table:style-name="ce17">
            <text:p>191.805.8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4583027.09000003" table:style-name="ce18">
            <text:p>374.583.0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701344.08" table:style-name="ce17">
            <text:p>701.344<text:s/></text:p>
          </table:table-cell>
          <table:table-cell office:value-type="float" office:value="3136.04" table:style-name="ce17">
            <text:p>3.136<text:s/></text:p>
          </table:table-cell>
          <table:table-cell office:value-type="float" office:value="6608390" table:style-name="ce17">
            <text:p>6.608.39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424655.630000003" table:style-name="ce17">
            <text:p>45.424.656<text:s/></text:p>
          </table:table-cell>
          <table:table-cell office:value-type="float" office:value="14217820.91" table:style-name="ce17">
            <text:p>14.217.821<text:s/></text:p>
          </table:table-cell>
          <table:table-cell office:value-type="float" office:value="1031132.5900000001" table:style-name="ce17">
            <text:p>1.031.133<text:s/></text:p>
          </table:table-cell>
          <table:table-cell office:value-type="float" office:value="113832702.31999999" table:style-name="ce17">
            <text:p>113.832.702<text:s/></text:p>
          </table:table-cell>
          <table:table-cell office:value-type="float" office:value="3359134.16" table:style-name="ce17">
            <text:p>3.359.134<text:s/></text:p>
          </table:table-cell>
          <table:table-cell office:value-type="float" office:value="616889.53" table:style-name="ce17">
            <text:p>616.890<text:s/></text:p>
          </table:table-cell>
          <table:table-cell office:value-type="float" office:value="44283002.600000001" table:style-name="ce17">
            <text:p>44.283.003<text:s/></text:p>
          </table:table-cell>
          <table:table-cell office:value-type="float" office:value="468319.29" table:style-name="ce17">
            <text:p>468.319<text:s/></text:p>
          </table:table-cell>
          <table:table-cell office:value-type="float" office:value="485282.71" table:style-name="ce17">
            <text:p>485.283<text:s/></text:p>
          </table:table-cell>
          <table:table-cell office:value-type="float" office:value="3308127.82" table:style-name="ce17">
            <text:p>3.308.128<text:s/></text:p>
          </table:table-cell>
          <table:table-cell office:value-type="float" office:value="379850.21" table:style-name="ce17">
            <text:p>379.850<text:s/></text:p>
          </table:table-cell>
          <table:table-cell office:value-type="float" office:value="47478081.950000003" table:style-name="ce17">
            <text:p>47.478.082<text:s/></text:p>
          </table:table-cell>
          <table:table-cell office:value-type="float" office:value="2186.4899999999998" table:style-name="ce17">
            <text:p>2.186<text:s/></text:p>
          </table:table-cell>
          <table:table-cell office:value-type="float" office:value="128419195.06999999" table:style-name="ce17">
            <text:p>128.419.195<text:s/></text:p>
          </table:table-cell>
          <table:table-cell office:value-type="float" office:value="110653706.17" table:style-name="ce17">
            <text:p>110.653.706<text:s/></text:p>
          </table:table-cell>
          <table:table-cell office:value-type="float" office:value="146054.84" table:style-name="ce17">
            <text:p>146.055<text:s/></text:p>
          </table:table-cell>
          <table:table-cell office:value-type="float" office:value="18313.61" table:style-name="ce17">
            <text:p>18.3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2233008.98999999" table:style-name="ce17">
            <text:p>112.233.009<text:s/></text:p>
          </table:table-cell>
          <table:table-cell office:value-type="float" office:value="227618045.59999999" table:style-name="ce17">
            <text:p>227.618.046<text:s/></text:p>
          </table:table-cell>
          <table:table-cell office:value-type="float" office:value="457478.71" table:style-name="ce17">
            <text:p>457.479<text:s/></text:p>
          </table:table-cell>
          <table:table-cell office:value-type="float" office:value="597153325.42999995" table:style-name="ce17">
            <text:p>597.153.3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8899184.75" table:style-name="ce18">
            <text:p>1.458.899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4110.04" table:style-name="ce17">
            <text:p>24.110<text:s/></text:p>
          </table:table-cell>
          <table:table-cell office:value-type="float" office:value="9948533.6400000006" table:style-name="ce17">
            <text:p>9.948.534<text:s/></text:p>
          </table:table-cell>
          <table:table-cell office:value-type="float" office:value="1676392.56" table:style-name="ce17">
            <text:p>1.676.393<text:s/></text:p>
          </table:table-cell>
          <table:table-cell office:value-type="float" office:value="230941.16" table:style-name="ce17">
            <text:p>230.941<text:s/></text:p>
          </table:table-cell>
          <table:table-cell office:value-type="float" office:value="73772577.629999995" table:style-name="ce17">
            <text:p>73.772.578<text:s/></text:p>
          </table:table-cell>
          <table:table-cell office:value-type="float" office:value="18967949.66" table:style-name="ce17">
            <text:p>18.967.950<text:s/></text:p>
          </table:table-cell>
          <table:table-cell office:value-type="float" office:value="3844713.42" table:style-name="ce17">
            <text:p>3.844.713<text:s/></text:p>
          </table:table-cell>
          <table:table-cell office:value-type="float" office:value="44603848.090000004" table:style-name="ce17">
            <text:p>44.603.848<text:s/></text:p>
          </table:table-cell>
          <table:table-cell office:value-type="float" office:value="23739547.460000005" table:style-name="ce17">
            <text:p>23.739.547<text:s/></text:p>
          </table:table-cell>
          <table:table-cell office:value-type="float" office:value="1371464.77" table:style-name="ce17">
            <text:p>1.371.465<text:s/></text:p>
          </table:table-cell>
          <table:table-cell office:value-type="float" office:value="155247861.29999998" table:style-name="ce17">
            <text:p>155.247.861<text:s/></text:p>
          </table:table-cell>
          <table:table-cell office:value-type="float" office:value="7560528.6699999999" table:style-name="ce17">
            <text:p>7.560.529<text:s/></text:p>
          </table:table-cell>
          <table:table-cell office:value-type="float" office:value="3319320.4299999997" table:style-name="ce17">
            <text:p>3.319.320<text:s/></text:p>
          </table:table-cell>
          <table:table-cell office:value-type="float" office:value="5353784.82" table:style-name="ce17">
            <text:p>5.353.785<text:s/></text:p>
          </table:table-cell>
          <table:table-cell office:value-type="float" office:value="4355791.82" table:style-name="ce17">
            <text:p>4.355.792<text:s/></text:p>
          </table:table-cell>
          <table:table-cell office:value-type="float" office:value="49885918.700000003" table:style-name="ce17">
            <text:p>49.885.919<text:s/></text:p>
          </table:table-cell>
          <table:table-cell office:value-type="float" office:value="2126973.37" table:style-name="ce17">
            <text:p>2.126.973<text:s/></text:p>
          </table:table-cell>
          <table:table-cell office:value-type="float" office:value="132839708.03" table:style-name="ce17">
            <text:p>132.839.708<text:s/></text:p>
          </table:table-cell>
          <table:table-cell office:value-type="float" office:value="122082443.36" table:style-name="ce17">
            <text:p>122.082.443<text:s/></text:p>
          </table:table-cell>
          <table:table-cell office:value-type="float" office:value="2700223.24" table:style-name="ce17">
            <text:p>2.700.223<text:s/></text:p>
          </table:table-cell>
          <table:table-cell office:value-type="float" office:value="4144781.23" table:style-name="ce17">
            <text:p>4.144.781<text:s/></text:p>
          </table:table-cell>
          <table:table-cell office:value-type="float" office:value="19720.079999999998" table:style-name="ce17">
            <text:p>19.720<text:s/></text:p>
          </table:table-cell>
          <table:table-cell office:value-type="float" office:value="181402124.75999999" table:style-name="ce17">
            <text:p>181.402.125<text:s/></text:p>
          </table:table-cell>
          <table:table-cell office:value-type="float" office:value="215477791.42000002" table:style-name="ce17">
            <text:p>215.477.791<text:s/></text:p>
          </table:table-cell>
          <table:table-cell office:value-type="float" office:value="6107892.4499999993" table:style-name="ce17">
            <text:p>6.107.892<text:s/></text:p>
          </table:table-cell>
          <table:table-cell office:value-type="float" office:value="1071288110.48" table:style-name="ce17">
            <text:p>1.071.288.110<text:s/></text:p>
          </table:table-cell>
          <table:table-cell office:value-type="float" office:value="732975.86" table:style-name="ce17">
            <text:p>732.976<text:s/></text:p>
          </table:table-cell>
          <table:table-cell office:value-type="float" office:value="2142826028.45" table:style-name="ce18">
            <text:p>2.142.826.0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351673.26" table:style-name="ce17">
            <text:p>16.351.673<text:s/></text:p>
          </table:table-cell>
          <table:table-cell office:value-type="float" office:value="65650292.369999997" table:style-name="ce17">
            <text:p>65.650.292<text:s/></text:p>
          </table:table-cell>
          <table:table-cell office:value-type="float" office:value="272012660.08999997" table:style-name="ce17">
            <text:p>272.012.660<text:s/></text:p>
          </table:table-cell>
          <table:table-cell office:value-type="float" office:value="10606352.060000001" table:style-name="ce17">
            <text:p>10.606.352<text:s/></text:p>
          </table:table-cell>
          <table:table-cell office:value-type="float" office:value="407108486.82999998" table:style-name="ce17">
            <text:p>407.108.487<text:s/></text:p>
          </table:table-cell>
          <table:table-cell office:value-type="float" office:value="293469430.31999999" table:style-name="ce17">
            <text:p>293.469.430<text:s/></text:p>
          </table:table-cell>
          <table:table-cell office:value-type="float" office:value="4147792824.7800002" table:style-name="ce17">
            <text:p>4.147.792.825<text:s/></text:p>
          </table:table-cell>
          <table:table-cell office:value-type="float" office:value="299130900.18000001" table:style-name="ce17">
            <text:p>299.130.900<text:s/></text:p>
          </table:table-cell>
          <table:table-cell office:value-type="float" office:value="330896011.51999998" table:style-name="ce17">
            <text:p>330.896.012<text:s/></text:p>
          </table:table-cell>
          <table:table-cell office:value-type="float" office:value="89071788.969999999" table:style-name="ce17">
            <text:p>89.071.789<text:s/></text:p>
          </table:table-cell>
          <table:table-cell office:value-type="float" office:value="1374957666.8800001" table:style-name="ce17">
            <text:p>1.374.957.667<text:s/></text:p>
          </table:table-cell>
          <table:table-cell office:value-type="float" office:value="141172703.46000001" table:style-name="ce17">
            <text:p>141.172.703<text:s/></text:p>
          </table:table-cell>
          <table:table-cell office:value-type="float" office:value="174732695.5" table:style-name="ce17">
            <text:p>174.732.696<text:s/></text:p>
          </table:table-cell>
          <table:table-cell office:value-type="float" office:value="159205030.99000001" table:style-name="ce17">
            <text:p>159.205.031<text:s/></text:p>
          </table:table-cell>
          <table:table-cell office:value-type="float" office:value="101925029.97" table:style-name="ce17">
            <text:p>101.925.030<text:s/></text:p>
          </table:table-cell>
          <table:table-cell office:value-type="float" office:value="330111290.11000001" table:style-name="ce17">
            <text:p>330.111.290<text:s/></text:p>
          </table:table-cell>
          <table:table-cell office:value-type="float" office:value="60317678.259999998" table:style-name="ce17">
            <text:p>60.317.678<text:s/></text:p>
          </table:table-cell>
          <table:table-cell office:value-type="float" office:value="1013629562.99" table:style-name="ce17">
            <text:p>1.013.629.563<text:s/></text:p>
          </table:table-cell>
          <table:table-cell office:value-type="float" office:value="4508428568.5299997" table:style-name="ce17">
            <text:p>4.508.428.569<text:s/></text:p>
          </table:table-cell>
          <table:table-cell office:value-type="float" office:value="97260196.230000004" table:style-name="ce17">
            <text:p>97.260.196<text:s/></text:p>
          </table:table-cell>
          <table:table-cell office:value-type="float" office:value="51905641.369999997" table:style-name="ce17">
            <text:p>51.905.641<text:s/></text:p>
          </table:table-cell>
          <table:table-cell office:value-type="float" office:value="14369249.109999999" table:style-name="ce17">
            <text:p>14.369.249<text:s/></text:p>
          </table:table-cell>
          <table:table-cell office:value-type="float" office:value="1083606141.9100001" table:style-name="ce17">
            <text:p>1.083.606.142<text:s/></text:p>
          </table:table-cell>
          <table:table-cell office:value-type="float" office:value="655869368.66999996" table:style-name="ce17">
            <text:p>655.869.369<text:s/></text:p>
          </table:table-cell>
          <table:table-cell office:value-type="float" office:value="60355759.859999999" table:style-name="ce17">
            <text:p>60.355.760<text:s/></text:p>
          </table:table-cell>
          <table:table-cell office:value-type="float" office:value="13011175025.15" table:style-name="ce17">
            <text:p>13.011.175.025<text:s/></text:p>
          </table:table-cell>
          <table:table-cell office:value-type="float" office:value="30996174.670000002" table:style-name="ce17">
            <text:p>30.996.175<text:s/></text:p>
          </table:table-cell>
          <table:table-cell office:value-type="float" office:value="28802108204.040001" table:style-name="ce18">
            <text:p>28.802.108.2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929616.57" table:style-name="ce17">
            <text:p>1.929.617<text:s/></text:p>
          </table:table-cell>
          <table:table-cell office:value-type="float" office:value="6830213.4000000004" table:style-name="ce17">
            <text:p>6.830.213<text:s/></text:p>
          </table:table-cell>
          <table:table-cell office:value-type="float" office:value="8818199.1099999994" table:style-name="ce17">
            <text:p>8.818.199<text:s/></text:p>
          </table:table-cell>
          <table:table-cell office:value-type="float" office:value="2133367.2999999998" table:style-name="ce17">
            <text:p>2.133.367<text:s/></text:p>
          </table:table-cell>
          <table:table-cell office:value-type="float" office:value="42020883.549999997" table:style-name="ce17">
            <text:p>42.020.884<text:s/></text:p>
          </table:table-cell>
          <table:table-cell office:value-type="float" office:value="22624220.739999998" table:style-name="ce17">
            <text:p>22.624.221<text:s/></text:p>
          </table:table-cell>
          <table:table-cell office:value-type="float" office:value="43280887.820000008" table:style-name="ce17">
            <text:p>43.280.888<text:s/></text:p>
          </table:table-cell>
          <table:table-cell office:value-type="float" office:value="24386336.75" table:style-name="ce17">
            <text:p>24.386.337<text:s/></text:p>
          </table:table-cell>
          <table:table-cell office:value-type="float" office:value="26159739.449999999" table:style-name="ce17">
            <text:p>26.159.739<text:s/></text:p>
          </table:table-cell>
          <table:table-cell office:value-type="float" office:value="10279757.32" table:style-name="ce17">
            <text:p>10.279.757<text:s/></text:p>
          </table:table-cell>
          <table:table-cell office:value-type="float" office:value="116290943.8" table:style-name="ce17">
            <text:p>116.290.944<text:s/></text:p>
          </table:table-cell>
          <table:table-cell office:value-type="float" office:value="14560410.869999999" table:style-name="ce17">
            <text:p>14.560.411<text:s/></text:p>
          </table:table-cell>
          <table:table-cell office:value-type="float" office:value="15405194.85" table:style-name="ce17">
            <text:p>15.405.195<text:s/></text:p>
          </table:table-cell>
          <table:table-cell office:value-type="float" office:value="13257261.34" table:style-name="ce17">
            <text:p>13.257.261<text:s/></text:p>
          </table:table-cell>
          <table:table-cell office:value-type="float" office:value="10517117.73" table:style-name="ce17">
            <text:p>10.517.118<text:s/></text:p>
          </table:table-cell>
          <table:table-cell office:value-type="float" office:value="23255596.039999999" table:style-name="ce17">
            <text:p>23.255.596<text:s/></text:p>
          </table:table-cell>
          <table:table-cell office:value-type="float" office:value="7946457.1299999999" table:style-name="ce17">
            <text:p>7.946.457<text:s/></text:p>
          </table:table-cell>
          <table:table-cell office:value-type="float" office:value="76374821.379999995" table:style-name="ce17">
            <text:p>76.374.821<text:s/></text:p>
          </table:table-cell>
          <table:table-cell office:value-type="float" office:value="214795022.33000001" table:style-name="ce17">
            <text:p>214.795.022<text:s/></text:p>
          </table:table-cell>
          <table:table-cell office:value-type="float" office:value="12057568.85" table:style-name="ce17">
            <text:p>12.057.569<text:s/></text:p>
          </table:table-cell>
          <table:table-cell office:value-type="float" office:value="4694298.97" table:style-name="ce17">
            <text:p>4.694.299<text:s/></text:p>
          </table:table-cell>
          <table:table-cell office:value-type="float" office:value="1783492.48" table:style-name="ce17">
            <text:p>1.783.492<text:s/></text:p>
          </table:table-cell>
          <table:table-cell office:value-type="float" office:value="89550026.049999997" table:style-name="ce17">
            <text:p>89.550.026<text:s/></text:p>
          </table:table-cell>
          <table:table-cell office:value-type="float" office:value="45357097.240000002" table:style-name="ce17">
            <text:p>45.357.097<text:s/></text:p>
          </table:table-cell>
          <table:table-cell office:value-type="float" office:value="8268408.4900000002" table:style-name="ce17">
            <text:p>8.268.408<text:s/></text:p>
          </table:table-cell>
          <table:table-cell office:value-type="float" office:value="583111701.66999996" table:style-name="ce17">
            <text:p>583.111.702<text:s/></text:p>
          </table:table-cell>
          <table:table-cell office:value-type="float" office:value="3468450.73" table:style-name="ce17">
            <text:p>3.468.451<text:s/></text:p>
          </table:table-cell>
          <table:table-cell office:value-type="float" office:value="1429157091.96" table:style-name="ce18">
            <text:p>1.429.157.0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080237.63" table:style-name="ce17">
            <text:p>5.080.238<text:s/></text:p>
          </table:table-cell>
          <table:table-cell office:value-type="float" office:value="20398523.109999999" table:style-name="ce17">
            <text:p>20.398.523<text:s/></text:p>
          </table:table-cell>
          <table:table-cell office:value-type="float" office:value="160083488.66" table:style-name="ce17">
            <text:p>160.083.489<text:s/></text:p>
          </table:table-cell>
          <table:table-cell office:value-type="float" office:value="3173571.86" table:style-name="ce17">
            <text:p>3.173.572<text:s/></text:p>
          </table:table-cell>
          <table:table-cell office:value-type="float" office:value="125664989.44" table:style-name="ce17">
            <text:p>125.664.989<text:s/></text:p>
          </table:table-cell>
          <table:table-cell office:value-type="float" office:value="97256354.329999998" table:style-name="ce17">
            <text:p>97.256.354<text:s/></text:p>
          </table:table-cell>
          <table:table-cell office:value-type="float" office:value="394583869.13" table:style-name="ce17">
            <text:p>394.583.869<text:s/></text:p>
          </table:table-cell>
          <table:table-cell office:value-type="float" office:value="161761329.03999999" table:style-name="ce17">
            <text:p>161.761.329<text:s/></text:p>
          </table:table-cell>
          <table:table-cell office:value-type="float" office:value="182634723.03999999" table:style-name="ce17">
            <text:p>182.634.723<text:s/></text:p>
          </table:table-cell>
          <table:table-cell office:value-type="float" office:value="35446783.770000003" table:style-name="ce17">
            <text:p>35.446.784<text:s/></text:p>
          </table:table-cell>
          <table:table-cell office:value-type="float" office:value="697342649.80999994" table:style-name="ce17">
            <text:p>697.342.650<text:s/></text:p>
          </table:table-cell>
          <table:table-cell office:value-type="float" office:value="78085298.049999997" table:style-name="ce17">
            <text:p>78.085.298<text:s/></text:p>
          </table:table-cell>
          <table:table-cell office:value-type="float" office:value="83669043.709999993" table:style-name="ce17">
            <text:p>83.669.044<text:s/></text:p>
          </table:table-cell>
          <table:table-cell office:value-type="float" office:value="64499998.689999998" table:style-name="ce17">
            <text:p>64.499.999<text:s/></text:p>
          </table:table-cell>
          <table:table-cell office:value-type="float" office:value="31156740.84" table:style-name="ce17">
            <text:p>31.156.741<text:s/></text:p>
          </table:table-cell>
          <table:table-cell office:value-type="float" office:value="148063000.22" table:style-name="ce17">
            <text:p>148.063.000<text:s/></text:p>
          </table:table-cell>
          <table:table-cell office:value-type="float" office:value="22113439.32" table:style-name="ce17">
            <text:p>22.113.439<text:s/></text:p>
          </table:table-cell>
          <table:table-cell office:value-type="float" office:value="493459477.36000001" table:style-name="ce17">
            <text:p>493.459.477<text:s/></text:p>
          </table:table-cell>
          <table:table-cell office:value-type="float" office:value="1839406691.4300001" table:style-name="ce17">
            <text:p>1.839.406.691<text:s/></text:p>
          </table:table-cell>
          <table:table-cell office:value-type="float" office:value="37663959.710000001" table:style-name="ce17">
            <text:p>37.663.960<text:s/></text:p>
          </table:table-cell>
          <table:table-cell office:value-type="float" office:value="25696927.82" table:style-name="ce17">
            <text:p>25.696.928<text:s/></text:p>
          </table:table-cell>
          <table:table-cell office:value-type="float" office:value="5152322.6100000003" table:style-name="ce17">
            <text:p>5.152.323<text:s/></text:p>
          </table:table-cell>
          <table:table-cell office:value-type="float" office:value="430021727.97000003" table:style-name="ce17">
            <text:p>430.021.728<text:s/></text:p>
          </table:table-cell>
          <table:table-cell office:value-type="float" office:value="362666991.23000002" table:style-name="ce17">
            <text:p>362.666.991<text:s/></text:p>
          </table:table-cell>
          <table:table-cell office:value-type="float" office:value="22130720.579999998" table:style-name="ce17">
            <text:p>22.130.721<text:s/></text:p>
          </table:table-cell>
          <table:table-cell office:value-type="float" office:value="4496002129.9499998" table:style-name="ce17">
            <text:p>4.496.002.130<text:s/></text:p>
          </table:table-cell>
          <table:table-cell office:value-type="float" office:value="13721273.42" table:style-name="ce17">
            <text:p>13.721.273<text:s/></text:p>
          </table:table-cell>
          <table:table-cell office:value-type="float" office:value="10036936262.730001" table:style-name="ce18">
            <text:p>10.036.936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9389.81" table:style-name="ce17">
            <text:p>9.390<text:s/></text:p>
          </table:table-cell>
          <table:table-cell office:value-type="float" office:value="7222.99" table:style-name="ce17">
            <text:p>7.223<text:s/></text:p>
          </table:table-cell>
          <table:table-cell office:value-type="float" office:value="266729.84000000003" table:style-name="ce17">
            <text:p>266.7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88602.85" table:style-name="ce17">
            <text:p>2.588.603<text:s/></text:p>
          </table:table-cell>
          <table:table-cell office:value-type="float" office:value="484376.69" table:style-name="ce17">
            <text:p>484.377<text:s/></text:p>
          </table:table-cell>
          <table:table-cell office:value-type="float" office:value="94044055.670000002" table:style-name="ce17">
            <text:p>94.044.056<text:s/></text:p>
          </table:table-cell>
          <table:table-cell office:value-type="float" office:value="8114595.1900000004" table:style-name="ce17">
            <text:p>8.114.595<text:s/></text:p>
          </table:table-cell>
          <table:table-cell office:value-type="float" office:value="546632.92000000004" table:style-name="ce17">
            <text:p>546.633<text:s/></text:p>
          </table:table-cell>
          <table:table-cell office:value-type="float" office:value="709.62" table:style-name="ce17">
            <text:p>710<text:s/></text:p>
          </table:table-cell>
          <table:table-cell office:value-type="float" office:value="112128407.54000001" table:style-name="ce17">
            <text:p>112.128.408<text:s/></text:p>
          </table:table-cell>
          <table:table-cell office:value-type="float" office:value="226126.95" table:style-name="ce17">
            <text:p>226.127<text:s/></text:p>
          </table:table-cell>
          <table:table-cell office:value-type="float" office:value="438660.49" table:style-name="ce17">
            <text:p>438.660<text:s/></text:p>
          </table:table-cell>
          <table:table-cell office:value-type="float" office:value="14444197.869999999" table:style-name="ce17">
            <text:p>14.444.198<text:s/></text:p>
          </table:table-cell>
          <table:table-cell office:value-type="float" office:value="39949.660000000003" table:style-name="ce17">
            <text:p>39.950<text:s/></text:p>
          </table:table-cell>
          <table:table-cell office:value-type="float" office:value="6760092.6500000004" table:style-name="ce17">
            <text:p>6.760.093<text:s/></text:p>
          </table:table-cell>
          <table:table-cell office:value-type="float" office:value="197.86" table:style-name="ce17">
            <text:p>198<text:s/></text:p>
          </table:table-cell>
          <table:table-cell office:value-type="float" office:value="24281337.620000001" table:style-name="ce17">
            <text:p>24.281.338<text:s/></text:p>
          </table:table-cell>
          <table:table-cell office:value-type="float" office:value="183052426.84" table:style-name="ce17">
            <text:p>183.052.427<text:s/></text:p>
          </table:table-cell>
          <table:table-cell office:value-type="float" office:value="123272.2" table:style-name="ce17">
            <text:p>123.272<text:s/></text:p>
          </table:table-cell>
          <table:table-cell office:value-type="float" office:value="157360.53" table:style-name="ce17">
            <text:p>157.361<text:s/></text:p>
          </table:table-cell>
          <table:table-cell office:value-type="float" office:value="1427.27" table:style-name="ce17">
            <text:p>1.427<text:s/></text:p>
          </table:table-cell>
          <table:table-cell office:value-type="float" office:value="40984380.439999998" table:style-name="ce17">
            <text:p>40.984.380<text:s/></text:p>
          </table:table-cell>
          <table:table-cell office:value-type="float" office:value="2026653.51" table:style-name="ce17">
            <text:p>2.026.654<text:s/></text:p>
          </table:table-cell>
          <table:table-cell office:value-type="float" office:value="575202.39" table:style-name="ce17">
            <text:p>575.202<text:s/></text:p>
          </table:table-cell>
          <table:table-cell office:value-type="float" office:value="1233562346.8299999" table:style-name="ce17">
            <text:p>1.233.562.3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24864356.23" table:style-name="ce18">
            <text:p>1.724.864.3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070847.8199999994" table:style-name="ce17">
            <text:p>5.070.848<text:s/></text:p>
          </table:table-cell>
          <table:table-cell office:value-type="float" office:value="20391300.119999997" table:style-name="ce17">
            <text:p>20.391.300<text:s/></text:p>
          </table:table-cell>
          <table:table-cell office:value-type="float" office:value="159816758.81999999" table:style-name="ce17">
            <text:p>159.816.759<text:s/></text:p>
          </table:table-cell>
          <table:table-cell office:value-type="float" office:value="3173571.86" table:style-name="ce17">
            <text:p>3.173.572<text:s/></text:p>
          </table:table-cell>
          <table:table-cell office:value-type="float" office:value="123076386.58999999" table:style-name="ce17">
            <text:p>123.076.387<text:s/></text:p>
          </table:table-cell>
          <table:table-cell office:value-type="float" office:value="96771977.640000001" table:style-name="ce17">
            <text:p>96.771.978<text:s/></text:p>
          </table:table-cell>
          <table:table-cell office:value-type="float" office:value="300539813.45999998" table:style-name="ce17">
            <text:p>300.539.813<text:s/></text:p>
          </table:table-cell>
          <table:table-cell office:value-type="float" office:value="153646733.84999999" table:style-name="ce17">
            <text:p>153.646.734<text:s/></text:p>
          </table:table-cell>
          <table:table-cell office:value-type="float" office:value="182088090.12" table:style-name="ce17">
            <text:p>182.088.090<text:s/></text:p>
          </table:table-cell>
          <table:table-cell office:value-type="float" office:value="35446074.149999999" table:style-name="ce17">
            <text:p>35.446.074<text:s/></text:p>
          </table:table-cell>
          <table:table-cell office:value-type="float" office:value="585214242.26999998" table:style-name="ce17">
            <text:p>585.214.242<text:s/></text:p>
          </table:table-cell>
          <table:table-cell office:value-type="float" office:value="77859171.100000009" table:style-name="ce17">
            <text:p>77.859.171<text:s/></text:p>
          </table:table-cell>
          <table:table-cell office:value-type="float" office:value="83230383.219999999" table:style-name="ce17">
            <text:p>83.230.383<text:s/></text:p>
          </table:table-cell>
          <table:table-cell office:value-type="float" office:value="50055800.82" table:style-name="ce17">
            <text:p>50.055.801<text:s/></text:p>
          </table:table-cell>
          <table:table-cell office:value-type="float" office:value="31116791.18" table:style-name="ce17">
            <text:p>31.116.791<text:s/></text:p>
          </table:table-cell>
          <table:table-cell office:value-type="float" office:value="141302907.57000002" table:style-name="ce17">
            <text:p>141.302.908<text:s/></text:p>
          </table:table-cell>
          <table:table-cell office:value-type="float" office:value="22113241.459999997" table:style-name="ce17">
            <text:p>22.113.241<text:s/></text:p>
          </table:table-cell>
          <table:table-cell office:value-type="float" office:value="469178139.74000001" table:style-name="ce17">
            <text:p>469.178.140<text:s/></text:p>
          </table:table-cell>
          <table:table-cell office:value-type="float" office:value="1656354264.5900002" table:style-name="ce17">
            <text:p>1.656.354.265<text:s/></text:p>
          </table:table-cell>
          <table:table-cell office:value-type="float" office:value="37540687.510000005" table:style-name="ce17">
            <text:p>37.540.688<text:s/></text:p>
          </table:table-cell>
          <table:table-cell office:value-type="float" office:value="25539567.289999999" table:style-name="ce17">
            <text:p>25.539.567<text:s/></text:p>
          </table:table-cell>
          <table:table-cell office:value-type="float" office:value="5150895.34" table:style-name="ce17">
            <text:p>5.150.895<text:s/></text:p>
          </table:table-cell>
          <table:table-cell office:value-type="float" office:value="389037347.52999997" table:style-name="ce17">
            <text:p>389.037.348<text:s/></text:p>
          </table:table-cell>
          <table:table-cell office:value-type="float" office:value="360640337.72000003" table:style-name="ce17">
            <text:p>360.640.338<text:s/></text:p>
          </table:table-cell>
          <table:table-cell office:value-type="float" office:value="21555518.190000001" table:style-name="ce17">
            <text:p>21.555.518<text:s/></text:p>
          </table:table-cell>
          <table:table-cell office:value-type="float" office:value="3262439783.1199999" table:style-name="ce17">
            <text:p>3.262.439.783<text:s/></text:p>
          </table:table-cell>
          <table:table-cell office:value-type="float" office:value="13721273.420000002" table:style-name="ce17">
            <text:p>13.721.273<text:s/></text:p>
          </table:table-cell>
          <table:table-cell office:value-type="float" office:value="8312071906.5" table:style-name="ce18">
            <text:p>8.312.071.9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341819.0600000005" table:style-name="ce17">
            <text:p>9.341.819<text:s/></text:p>
          </table:table-cell>
          <table:table-cell office:value-type="float" office:value="38421555.859999999" table:style-name="ce17">
            <text:p>38.421.556<text:s/></text:p>
          </table:table-cell>
          <table:table-cell office:value-type="float" office:value="103110972.31999999" table:style-name="ce17">
            <text:p>103.110.972<text:s/></text:p>
          </table:table-cell>
          <table:table-cell office:value-type="float" office:value="5299412.9000000004" table:style-name="ce17">
            <text:p>5.299.413<text:s/></text:p>
          </table:table-cell>
          <table:table-cell office:value-type="float" office:value="239422613.84" table:style-name="ce17">
            <text:p>239.422.614<text:s/></text:p>
          </table:table-cell>
          <table:table-cell office:value-type="float" office:value="173588855.25" table:style-name="ce17">
            <text:p>173.588.855<text:s/></text:p>
          </table:table-cell>
          <table:table-cell office:value-type="float" office:value="3709928067.8299999" table:style-name="ce17">
            <text:p>3.709.928.068<text:s/></text:p>
          </table:table-cell>
          <table:table-cell office:value-type="float" office:value="112983234.39" table:style-name="ce17">
            <text:p>112.983.234<text:s/></text:p>
          </table:table-cell>
          <table:table-cell office:value-type="float" office:value="122101549.03" table:style-name="ce17">
            <text:p>122.101.549<text:s/></text:p>
          </table:table-cell>
          <table:table-cell office:value-type="float" office:value="43345247.880000003" table:style-name="ce17">
            <text:p>43.345.248<text:s/></text:p>
          </table:table-cell>
          <table:table-cell office:value-type="float" office:value="561324073.26999998" table:style-name="ce17">
            <text:p>561.324.073<text:s/></text:p>
          </table:table-cell>
          <table:table-cell office:value-type="float" office:value="48526994.539999999" table:style-name="ce17">
            <text:p>48.526.995<text:s/></text:p>
          </table:table-cell>
          <table:table-cell office:value-type="float" office:value="75658456.939999998" table:style-name="ce17">
            <text:p>75.658.457<text:s/></text:p>
          </table:table-cell>
          <table:table-cell office:value-type="float" office:value="81447770.959999993" table:style-name="ce17">
            <text:p>81.447.771<text:s/></text:p>
          </table:table-cell>
          <table:table-cell office:value-type="float" office:value="60251171.399999999" table:style-name="ce17">
            <text:p>60.251.171<text:s/></text:p>
          </table:table-cell>
          <table:table-cell office:value-type="float" office:value="158792693.84999999" table:style-name="ce17">
            <text:p>158.792.694<text:s/></text:p>
          </table:table-cell>
          <table:table-cell office:value-type="float" office:value="30257781.809999999" table:style-name="ce17">
            <text:p>30.257.782<text:s/></text:p>
          </table:table-cell>
          <table:table-cell office:value-type="float" office:value="443795264.25" table:style-name="ce17">
            <text:p>443.795.264<text:s/></text:p>
          </table:table-cell>
          <table:table-cell office:value-type="float" office:value="2454226854.77" table:style-name="ce17">
            <text:p>2.454.226.855<text:s/></text:p>
          </table:table-cell>
          <table:table-cell office:value-type="float" office:value="47538667.670000002" table:style-name="ce17">
            <text:p>47.538.668<text:s/></text:p>
          </table:table-cell>
          <table:table-cell office:value-type="float" office:value="21514414.579999998" table:style-name="ce17">
            <text:p>21.514.415<text:s/></text:p>
          </table:table-cell>
          <table:table-cell office:value-type="float" office:value="7433434.0199999996" table:style-name="ce17">
            <text:p>7.433.434<text:s/></text:p>
          </table:table-cell>
          <table:table-cell office:value-type="float" office:value="564034387.88999999" table:style-name="ce17">
            <text:p>564.034.388<text:s/></text:p>
          </table:table-cell>
          <table:table-cell office:value-type="float" office:value="247845280.19999999" table:style-name="ce17">
            <text:p>247.845.280<text:s/></text:p>
          </table:table-cell>
          <table:table-cell office:value-type="float" office:value="29956630.789999999" table:style-name="ce17">
            <text:p>29.956.631<text:s/></text:p>
          </table:table-cell>
          <table:table-cell office:value-type="float" office:value="7932061193.5299997" table:style-name="ce17">
            <text:p>7.932.061.194<text:s/></text:p>
          </table:table-cell>
          <table:table-cell office:value-type="float" office:value="13806450.52" table:style-name="ce17">
            <text:p>13.806.451<text:s/></text:p>
          </table:table-cell>
          <table:table-cell office:value-type="float" office:value="17336014849.350002" table:style-name="ce18">
            <text:p>17.336.014.8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903838.6399999997" table:style-name="ce17">
            <text:p>7.903.839<text:s/></text:p>
          </table:table-cell>
          <table:table-cell office:value-type="float" office:value="29098307.52" table:style-name="ce17">
            <text:p>29.098.308<text:s/></text:p>
          </table:table-cell>
          <table:table-cell office:value-type="float" office:value="73622914.370000005" table:style-name="ce17">
            <text:p>73.622.914<text:s/></text:p>
          </table:table-cell>
          <table:table-cell office:value-type="float" office:value="4767589.4000000004" table:style-name="ce17">
            <text:p>4.767.589<text:s/></text:p>
          </table:table-cell>
          <table:table-cell office:value-type="float" office:value="198967534.68000001" table:style-name="ce17">
            <text:p>198.967.535<text:s/></text:p>
          </table:table-cell>
          <table:table-cell office:value-type="float" office:value="132136509.51000001" table:style-name="ce17">
            <text:p>132.136.510<text:s/></text:p>
          </table:table-cell>
          <table:table-cell office:value-type="float" office:value="3054421023.5400004" table:style-name="ce17">
            <text:p>3.054.421.024<text:s/></text:p>
          </table:table-cell>
          <table:table-cell office:value-type="float" office:value="78654574.540000007" table:style-name="ce17">
            <text:p>78.654.575<text:s/></text:p>
          </table:table-cell>
          <table:table-cell office:value-type="float" office:value="103212947.63" table:style-name="ce17">
            <text:p>103.212.948<text:s/></text:p>
          </table:table-cell>
          <table:table-cell office:value-type="float" office:value="37499153.590000004" table:style-name="ce17">
            <text:p>37.499.154<text:s/></text:p>
          </table:table-cell>
          <table:table-cell office:value-type="float" office:value="426633189.56999999" table:style-name="ce17">
            <text:p>426.633.190<text:s/></text:p>
          </table:table-cell>
          <table:table-cell office:value-type="float" office:value="39565693.920000002" table:style-name="ce17">
            <text:p>39.565.694<text:s/></text:p>
          </table:table-cell>
          <table:table-cell office:value-type="float" office:value="64245503.479999997" table:style-name="ce17">
            <text:p>64.245.503<text:s/></text:p>
          </table:table-cell>
          <table:table-cell office:value-type="float" office:value="68468063.879999995" table:style-name="ce17">
            <text:p>68.468.064<text:s/></text:p>
          </table:table-cell>
          <table:table-cell office:value-type="float" office:value="55307367.899999999" table:style-name="ce17">
            <text:p>55.307.368<text:s/></text:p>
          </table:table-cell>
          <table:table-cell office:value-type="float" office:value="126447861.23999999" table:style-name="ce17">
            <text:p>126.447.861<text:s/></text:p>
          </table:table-cell>
          <table:table-cell office:value-type="float" office:value="24719826.190000001" table:style-name="ce17">
            <text:p>24.719.826<text:s/></text:p>
          </table:table-cell>
          <table:table-cell office:value-type="float" office:value="325550567.94999999" table:style-name="ce17">
            <text:p>325.550.568<text:s/></text:p>
          </table:table-cell>
          <table:table-cell office:value-type="float" office:value="1286318835.9400001" table:style-name="ce17">
            <text:p>1.286.318.836<text:s/></text:p>
          </table:table-cell>
          <table:table-cell office:value-type="float" office:value="42697136.340000004" table:style-name="ce17">
            <text:p>42.697.136<text:s/></text:p>
          </table:table-cell>
          <table:table-cell office:value-type="float" office:value="18871642.5" table:style-name="ce17">
            <text:p>18.871.643<text:s/></text:p>
          </table:table-cell>
          <table:table-cell office:value-type="float" office:value="6913360.7400000002" table:style-name="ce17">
            <text:p>6.913.361<text:s/></text:p>
          </table:table-cell>
          <table:table-cell office:value-type="float" office:value="386589779.77999997" table:style-name="ce17">
            <text:p>386.589.780<text:s/></text:p>
          </table:table-cell>
          <table:table-cell office:value-type="float" office:value="182025434.56999999" table:style-name="ce17">
            <text:p>182.025.435<text:s/></text:p>
          </table:table-cell>
          <table:table-cell office:value-type="float" office:value="25202550.050000001" table:style-name="ce17">
            <text:p>25.202.550<text:s/></text:p>
          </table:table-cell>
          <table:table-cell office:value-type="float" office:value="3763375862.9400001" table:style-name="ce17">
            <text:p>3.763.375.863<text:s/></text:p>
          </table:table-cell>
          <table:table-cell office:value-type="float" office:value="11733119.039999999" table:style-name="ce17">
            <text:p>11.733.119<text:s/></text:p>
          </table:table-cell>
          <table:table-cell office:value-type="float" office:value="10574950189.450001" table:style-name="ce18">
            <text:p>10.574.950.1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967366.03" table:style-name="ce17">
            <text:p>967.366<text:s/></text:p>
          </table:table-cell>
          <table:table-cell office:value-type="float" office:value="7560911.8600000003" table:style-name="ce17">
            <text:p>7.560.912<text:s/></text:p>
          </table:table-cell>
          <table:table-cell office:value-type="float" office:value="4015485.28" table:style-name="ce17">
            <text:p>4.015.485<text:s/></text:p>
          </table:table-cell>
          <table:table-cell office:value-type="float" office:value="116768.51" table:style-name="ce17">
            <text:p>116.769<text:s/></text:p>
          </table:table-cell>
          <table:table-cell office:value-type="float" office:value="12479512.15" table:style-name="ce17">
            <text:p>12.479.512<text:s/></text:p>
          </table:table-cell>
          <table:table-cell office:value-type="float" office:value="13548989.810000001" table:style-name="ce17">
            <text:p>13.548.990<text:s/></text:p>
          </table:table-cell>
          <table:table-cell office:value-type="float" office:value="338777557.39999998" table:style-name="ce17">
            <text:p>338.777.557<text:s/></text:p>
          </table:table-cell>
          <table:table-cell office:value-type="float" office:value="11077801.550000001" table:style-name="ce17">
            <text:p>11.077.802<text:s/></text:p>
          </table:table-cell>
          <table:table-cell office:value-type="float" office:value="8947317.0899999999" table:style-name="ce17">
            <text:p>8.947.317<text:s/></text:p>
          </table:table-cell>
          <table:table-cell office:value-type="float" office:value="2728644.21" table:style-name="ce17">
            <text:p>2.728.644<text:s/></text:p>
          </table:table-cell>
          <table:table-cell office:value-type="float" office:value="60968497.899999999" table:style-name="ce17">
            <text:p>60.968.498<text:s/></text:p>
          </table:table-cell>
          <table:table-cell office:value-type="float" office:value="2790971.29" table:style-name="ce17">
            <text:p>2.790.971<text:s/></text:p>
          </table:table-cell>
          <table:table-cell office:value-type="float" office:value="4975583.95" table:style-name="ce17">
            <text:p>4.975.584<text:s/></text:p>
          </table:table-cell>
          <table:table-cell office:value-type="float" office:value="6082865.2599999998" table:style-name="ce17">
            <text:p>6.082.865<text:s/></text:p>
          </table:table-cell>
          <table:table-cell office:value-type="float" office:value="1782837.04" table:style-name="ce17">
            <text:p>1.782.837<text:s/></text:p>
          </table:table-cell>
          <table:table-cell office:value-type="float" office:value="10778036.439999999" table:style-name="ce17">
            <text:p>10.778.036<text:s/></text:p>
          </table:table-cell>
          <table:table-cell office:value-type="float" office:value="3656431.01" table:style-name="ce17">
            <text:p>3.656.431<text:s/></text:p>
          </table:table-cell>
          <table:table-cell office:value-type="float" office:value="55563518.210000001" table:style-name="ce17">
            <text:p>55.563.518<text:s/></text:p>
          </table:table-cell>
          <table:table-cell office:value-type="float" office:value="597948713.79999995" table:style-name="ce17">
            <text:p>597.948.714<text:s/></text:p>
          </table:table-cell>
          <table:table-cell office:value-type="float" office:value="1451170.98" table:style-name="ce17">
            <text:p>1.451.171<text:s/></text:p>
          </table:table-cell>
          <table:table-cell office:value-type="float" office:value="1606459.39" table:style-name="ce17">
            <text:p>1.606.459<text:s/></text:p>
          </table:table-cell>
          <table:table-cell office:value-type="float" office:value="247708.33" table:style-name="ce17">
            <text:p>247.708<text:s/></text:p>
          </table:table-cell>
          <table:table-cell office:value-type="float" office:value="78485248.370000005" table:style-name="ce17">
            <text:p>78.485.248<text:s/></text:p>
          </table:table-cell>
          <table:table-cell office:value-type="float" office:value="39009842.229999997" table:style-name="ce17">
            <text:p>39.009.842<text:s/></text:p>
          </table:table-cell>
          <table:table-cell office:value-type="float" office:value="2088612.96" table:style-name="ce17">
            <text:p>2.088.613<text:s/></text:p>
          </table:table-cell>
          <table:table-cell office:value-type="float" office:value="2056566492.04" table:style-name="ce17">
            <text:p>2.056.566.492<text:s/></text:p>
          </table:table-cell>
          <table:table-cell office:value-type="float" office:value="345681.94" table:style-name="ce17">
            <text:p>345.682<text:s/></text:p>
          </table:table-cell>
          <table:table-cell office:value-type="float" office:value="3324569025.0300002" table:style-name="ce18">
            <text:p>3.324.569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919.1" table:style-name="ce17">
            <text:p>919<text:s/></text:p>
          </table:table-cell>
          <table:table-cell office:value-type="float" office:value="175326.56" table:style-name="ce17">
            <text:p>175.327<text:s/></text:p>
          </table:table-cell>
          <table:table-cell office:value-type="float" office:value="21341791.010000002" table:style-name="ce17">
            <text:p>21.341.791<text:s/></text:p>
          </table:table-cell>
          <table:table-cell office:value-type="float" office:value="33928.46" table:style-name="ce17">
            <text:p>33.928<text:s/></text:p>
          </table:table-cell>
          <table:table-cell office:value-type="float" office:value="14198772.970000001" table:style-name="ce17">
            <text:p>14.198.773<text:s/></text:p>
          </table:table-cell>
          <table:table-cell office:value-type="float" office:value="17454257.07" table:style-name="ce17">
            <text:p>17.454.257<text:s/></text:p>
          </table:table-cell>
          <table:table-cell office:value-type="float" office:value="178608799.05000001" table:style-name="ce17">
            <text:p>178.608.799<text:s/></text:p>
          </table:table-cell>
          <table:table-cell office:value-type="float" office:value="15522215.810000001" table:style-name="ce17">
            <text:p>15.522.216<text:s/></text:p>
          </table:table-cell>
          <table:table-cell office:value-type="float" office:value="3468678.66" table:style-name="ce17">
            <text:p>3.468.679<text:s/></text:p>
          </table:table-cell>
          <table:table-cell office:value-type="float" office:value="527859.27" table:style-name="ce17">
            <text:p>527.859<text:s/></text:p>
          </table:table-cell>
          <table:table-cell office:value-type="float" office:value="37408583.189999998" table:style-name="ce17">
            <text:p>37.408.583<text:s/></text:p>
          </table:table-cell>
          <table:table-cell office:value-type="float" office:value="3631519.01" table:style-name="ce17">
            <text:p>3.631.519<text:s/></text:p>
          </table:table-cell>
          <table:table-cell office:value-type="float" office:value="2741717.82" table:style-name="ce17">
            <text:p>2.741.718<text:s/></text:p>
          </table:table-cell>
          <table:table-cell office:value-type="float" office:value="3416410.7" table:style-name="ce17">
            <text:p>3.416.411<text:s/></text:p>
          </table:table-cell>
          <table:table-cell office:value-type="float" office:value="513076.81" table:style-name="ce17">
            <text:p>513.077<text:s/></text:p>
          </table:table-cell>
          <table:table-cell office:value-type="float" office:value="12981740.76" table:style-name="ce17">
            <text:p>12.981.741<text:s/></text:p>
          </table:table-cell>
          <table:table-cell office:value-type="float" office:value="89223.91" table:style-name="ce17">
            <text:p>89.224<text:s/></text:p>
          </table:table-cell>
          <table:table-cell office:value-type="float" office:value="38844243.579999998" table:style-name="ce17">
            <text:p>38.844.244<text:s/></text:p>
          </table:table-cell>
          <table:table-cell office:value-type="float" office:value="481986163.70999998" table:style-name="ce17">
            <text:p>481.986.164<text:s/></text:p>
          </table:table-cell>
          <table:table-cell office:value-type="float" office:value="1361077.9" table:style-name="ce17">
            <text:p>1.361.078<text:s/></text:p>
          </table:table-cell>
          <table:table-cell office:value-type="float" office:value="88901.63" table:style-name="ce17">
            <text:p>88.902<text:s/></text:p>
          </table:table-cell>
          <table:table-cell office:value-type="float" office:value="10265.370000000001" table:style-name="ce17">
            <text:p>10.265<text:s/></text:p>
          </table:table-cell>
          <table:table-cell office:value-type="float" office:value="48005296.880000003" table:style-name="ce17">
            <text:p>48.005.297<text:s/></text:p>
          </table:table-cell>
          <table:table-cell office:value-type="float" office:value="10177379.57" table:style-name="ce17">
            <text:p>10.177.380<text:s/></text:p>
          </table:table-cell>
          <table:table-cell office:value-type="float" office:value="436528.64000000001" table:style-name="ce17">
            <text:p>436.529<text:s/></text:p>
          </table:table-cell>
          <table:table-cell office:value-type="float" office:value="1667302200.1199999" table:style-name="ce17">
            <text:p>1.667.302.200<text:s/></text:p>
          </table:table-cell>
          <table:table-cell office:value-type="float" office:value="607966.81000000006" table:style-name="ce17">
            <text:p>607.967<text:s/></text:p>
          </table:table-cell>
          <table:table-cell office:value-type="float" office:value="2560934844.3699999" table:style-name="ce18">
            <text:p>2.560.934.8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469695.29000000004" table:style-name="ce17">
            <text:p>469.695<text:s/></text:p>
          </table:table-cell>
          <table:table-cell office:value-type="float" office:value="1587009.92" table:style-name="ce17">
            <text:p>1.587.010<text:s/></text:p>
          </table:table-cell>
          <table:table-cell office:value-type="float" office:value="4130781.6599999997" table:style-name="ce17">
            <text:p>4.130.782<text:s/></text:p>
          </table:table-cell>
          <table:table-cell office:value-type="float" office:value="381126.53" table:style-name="ce17">
            <text:p>381.127<text:s/></text:p>
          </table:table-cell>
          <table:table-cell office:value-type="float" office:value="13776794.040000001" table:style-name="ce17">
            <text:p>13.776.794<text:s/></text:p>
          </table:table-cell>
          <table:table-cell office:value-type="float" office:value="10449098.859999999" table:style-name="ce17">
            <text:p>10.449.099<text:s/></text:p>
          </table:table-cell>
          <table:table-cell office:value-type="float" office:value="138120687.83999997" table:style-name="ce17">
            <text:p>138.120.688<text:s/></text:p>
          </table:table-cell>
          <table:table-cell office:value-type="float" office:value="7728642.4900000002" table:style-name="ce17">
            <text:p>7.728.642<text:s/></text:p>
          </table:table-cell>
          <table:table-cell office:value-type="float" office:value="6472605.6500000004" table:style-name="ce17">
            <text:p>6.472.606<text:s/></text:p>
          </table:table-cell>
          <table:table-cell office:value-type="float" office:value="2589590.81" table:style-name="ce17">
            <text:p>2.589.591<text:s/></text:p>
          </table:table-cell>
          <table:table-cell office:value-type="float" office:value="36313802.609999999" table:style-name="ce17">
            <text:p>36.313.803<text:s/></text:p>
          </table:table-cell>
          <table:table-cell office:value-type="float" office:value="2538810.3199999998" table:style-name="ce17">
            <text:p>2.538.810<text:s/></text:p>
          </table:table-cell>
          <table:table-cell office:value-type="float" office:value="3695651.69" table:style-name="ce17">
            <text:p>3.695.652<text:s/></text:p>
          </table:table-cell>
          <table:table-cell office:value-type="float" office:value="3480431.12" table:style-name="ce17">
            <text:p>3.480.431<text:s/></text:p>
          </table:table-cell>
          <table:table-cell office:value-type="float" office:value="2647889.65" table:style-name="ce17">
            <text:p>2.647.890<text:s/></text:p>
          </table:table-cell>
          <table:table-cell office:value-type="float" office:value="8585055.4100000001" table:style-name="ce17">
            <text:p>8.585.055<text:s/></text:p>
          </table:table-cell>
          <table:table-cell office:value-type="float" office:value="1792300.7000000002" table:style-name="ce17">
            <text:p>1.792.301<text:s/></text:p>
          </table:table-cell>
          <table:table-cell office:value-type="float" office:value="23836934.509999998" table:style-name="ce17">
            <text:p>23.836.935<text:s/></text:p>
          </table:table-cell>
          <table:table-cell office:value-type="float" office:value="87973141.319999993" table:style-name="ce17">
            <text:p>87.973.141<text:s/></text:p>
          </table:table-cell>
          <table:table-cell office:value-type="float" office:value="2029282.45" table:style-name="ce17">
            <text:p>2.029.282<text:s/></text:p>
          </table:table-cell>
          <table:table-cell office:value-type="float" office:value="947411.05999999994" table:style-name="ce17">
            <text:p>947.411<text:s/></text:p>
          </table:table-cell>
          <table:table-cell office:value-type="float" office:value="262099.58" table:style-name="ce17">
            <text:p>262.100<text:s/></text:p>
          </table:table-cell>
          <table:table-cell office:value-type="float" office:value="50954062.859999999" table:style-name="ce17">
            <text:p>50.954.063<text:s/></text:p>
          </table:table-cell>
          <table:table-cell office:value-type="float" office:value="16632623.83" table:style-name="ce17">
            <text:p>16.632.624<text:s/></text:p>
          </table:table-cell>
          <table:table-cell office:value-type="float" office:value="2228939.1399999997" table:style-name="ce17">
            <text:p>2.228.939<text:s/></text:p>
          </table:table-cell>
          <table:table-cell office:value-type="float" office:value="444816638.43000001" table:style-name="ce17">
            <text:p>444.816.638<text:s/></text:p>
          </table:table-cell>
          <table:table-cell office:value-type="float" office:value="1119682.73" table:style-name="ce17">
            <text:p>1.119.683<text:s/></text:p>
          </table:table-cell>
          <table:table-cell office:value-type="float" office:value="875560790.5" table:style-name="ce18">
            <text:p>875.560.7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05246.62" table:style-name="ce17">
            <text:p>305.247<text:s/></text:p>
          </table:table-cell>
          <table:table-cell office:value-type="float" office:value="8287133.5700000003" table:style-name="ce17">
            <text:p>8.287.134<text:s/></text:p>
          </table:table-cell>
          <table:table-cell office:value-type="float" office:value="5149090.51" table:style-name="ce17">
            <text:p>5.149.091<text:s/></text:p>
          </table:table-cell>
          <table:table-cell office:value-type="float" office:value="263812.33" table:style-name="ce17">
            <text:p>263.812<text:s/></text:p>
          </table:table-cell>
          <table:table-cell office:value-type="float" office:value="4458625.28" table:style-name="ce17">
            <text:p>4.458.625<text:s/></text:p>
          </table:table-cell>
          <table:table-cell office:value-type="float" office:value="3308832.52" table:style-name="ce17">
            <text:p>3.308.833<text:s/></text:p>
          </table:table-cell>
          <table:table-cell office:value-type="float" office:value="450802058.44999999" table:style-name="ce17">
            <text:p>450.802.058<text:s/></text:p>
          </table:table-cell>
          <table:table-cell office:value-type="float" office:value="12120213.26" table:style-name="ce17">
            <text:p>12.120.213<text:s/></text:p>
          </table:table-cell>
          <table:table-cell office:value-type="float" office:value="8384146.3799999999" table:style-name="ce17">
            <text:p>8.384.146<text:s/></text:p>
          </table:table-cell>
          <table:table-cell office:value-type="float" office:value="460497.43" table:style-name="ce17">
            <text:p>460.497<text:s/></text:p>
          </table:table-cell>
          <table:table-cell office:value-type="float" office:value="77920789.969999999" table:style-name="ce17">
            <text:p>77.920.790<text:s/></text:p>
          </table:table-cell>
          <table:table-cell office:value-type="float" office:value="5247328.54" table:style-name="ce17">
            <text:p>5.247.329<text:s/></text:p>
          </table:table-cell>
          <table:table-cell office:value-type="float" office:value="12820204.109999999" table:style-name="ce17">
            <text:p>12.820.204<text:s/></text:p>
          </table:table-cell>
          <table:table-cell office:value-type="float" office:value="10125734.42" table:style-name="ce17">
            <text:p>10.125.734<text:s/></text:p>
          </table:table-cell>
          <table:table-cell office:value-type="float" office:value="2137938.36" table:style-name="ce17">
            <text:p>2.137.938<text:s/></text:p>
          </table:table-cell>
          <table:table-cell office:value-type="float" office:value="11994604.720000001" table:style-name="ce17">
            <text:p>11.994.605<text:s/></text:p>
          </table:table-cell>
          <table:table-cell office:value-type="float" office:value="169849.31" table:style-name="ce17">
            <text:p>169.849<text:s/></text:p>
          </table:table-cell>
          <table:table-cell office:value-type="float" office:value="61656314.82" table:style-name="ce17">
            <text:p>61.656.315<text:s/></text:p>
          </table:table-cell>
          <table:table-cell office:value-type="float" office:value="113255057.15000001" table:style-name="ce17">
            <text:p>113.255.057<text:s/></text:p>
          </table:table-cell>
          <table:table-cell office:value-type="float" office:value="971032.18" table:style-name="ce17">
            <text:p>971.032<text:s/></text:p>
          </table:table-cell>
          <table:table-cell office:value-type="float" office:value="6580128.1799999997" table:style-name="ce17">
            <text:p>6.580.128<text:s/></text:p>
          </table:table-cell>
          <table:table-cell office:value-type="float" office:value="46100.07" table:style-name="ce17">
            <text:p>46.100<text:s/></text:p>
          </table:table-cell>
          <table:table-cell office:value-type="float" office:value="97686545.739999995" table:style-name="ce17">
            <text:p>97.686.546<text:s/></text:p>
          </table:table-cell>
          <table:table-cell office:value-type="float" office:value="24800654.5" table:style-name="ce17">
            <text:p>24.800.655<text:s/></text:p>
          </table:table-cell>
          <table:table-cell office:value-type="float" office:value="3333963.92" table:style-name="ce17">
            <text:p>3.333.964<text:s/></text:p>
          </table:table-cell>
          <table:table-cell office:value-type="float" office:value="2009260573.9300001" table:style-name="ce17">
            <text:p>2.009.260.574<text:s/></text:p>
          </table:table-cell>
          <table:table-cell office:value-type="float" office:value="155552.59" table:style-name="ce17">
            <text:p>155.553<text:s/></text:p>
          </table:table-cell>
          <table:table-cell office:value-type="float" office:value="2931702028.8600001" table:style-name="ce18">
            <text:p>2.931.702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6380.43" table:style-name="ce17">
            <text:p>16.380<text:s/></text:p>
          </table:table-cell>
          <table:table-cell office:value-type="float" office:value="97139.23" table:style-name="ce17">
            <text:p>97.139<text:s/></text:p>
          </table:table-cell>
          <table:table-cell office:value-type="float" office:value="67191.95" table:style-name="ce17">
            <text:p>67.192<text:s/></text:p>
          </table:table-cell>
          <table:table-cell office:value-type="float" office:value="16510.73" table:style-name="ce17">
            <text:p>16.511<text:s/></text:p>
          </table:table-cell>
          <table:table-cell office:value-type="float" office:value="622151.15" table:style-name="ce17">
            <text:p>622.151<text:s/></text:p>
          </table:table-cell>
          <table:table-cell office:value-type="float" office:value="107520.14" table:style-name="ce17">
            <text:p>107.520<text:s/></text:p>
          </table:table-cell>
          <table:table-cell office:value-type="float" office:value="52115.29" table:style-name="ce17">
            <text:p>52.115<text:s/></text:p>
          </table:table-cell>
          <table:table-cell office:value-type="float" office:value="85487.13" table:style-name="ce17">
            <text:p>85.487<text:s/></text:p>
          </table:table-cell>
          <table:table-cell office:value-type="float" office:value="6169380.6100000003" table:style-name="ce17">
            <text:p>6.169.381<text:s/></text:p>
          </table:table-cell>
          <table:table-cell office:value-type="float" office:value="143982.29" table:style-name="ce17">
            <text:p>143.982<text:s/></text:p>
          </table:table-cell>
          <table:table-cell office:value-type="float" office:value="1833555.46" table:style-name="ce17">
            <text:p>1.833.555<text:s/></text:p>
          </table:table-cell>
          <table:table-cell office:value-type="float" office:value="3046108.89" table:style-name="ce17">
            <text:p>3.046.109<text:s/></text:p>
          </table:table-cell>
          <table:table-cell office:value-type="float" office:value="3752469.47" table:style-name="ce17">
            <text:p>3.752.469<text:s/></text:p>
          </table:table-cell>
          <table:table-cell office:value-type="float" office:value="409747.75" table:style-name="ce17">
            <text:p>409.748<text:s/></text:p>
          </table:table-cell>
          <table:table-cell office:value-type="float" office:value="215700.21" table:style-name="ce17">
            <text:p>215.700<text:s/></text:p>
          </table:table-cell>
          <table:table-cell office:value-type="float" office:value="143823.54999999999" table:style-name="ce17">
            <text:p>143.824<text:s/></text:p>
          </table:table-cell>
          <table:table-cell office:value-type="float" office:value="617742.71" table:style-name="ce17">
            <text:p>617.743<text:s/></text:p>
          </table:table-cell>
          <table:table-cell office:value-type="float" office:value="1620415.82" table:style-name="ce17">
            <text:p>1.620.416<text:s/></text:p>
          </table:table-cell>
          <table:table-cell office:value-type="float" office:value="291254.84999999998" table:style-name="ce17">
            <text:p>291.255<text:s/></text:p>
          </table:table-cell>
          <table:table-cell office:value-type="float" office:value="63782.43" table:style-name="ce17">
            <text:p>63.782<text:s/></text:p>
          </table:table-cell>
          <table:table-cell office:value-type="float" office:value="123822.56" table:style-name="ce17">
            <text:p>123.823<text:s/></text:p>
          </table:table-cell>
          <table:table-cell office:value-type="float" office:value="89311.45" table:style-name="ce17">
            <text:p>89.311<text:s/></text:p>
          </table:table-cell>
          <table:table-cell office:value-type="float" office:value="1860580.46" table:style-name="ce17">
            <text:p>1.860.580<text:s/></text:p>
          </table:table-cell>
          <table:table-cell office:value-type="float" office:value="459549.99" table:style-name="ce17">
            <text:p>459.550<text:s/></text:p>
          </table:table-cell>
          <table:table-cell office:value-type="float" office:value="35791.589999999997" table:style-name="ce17">
            <text:p>35.792<text:s/></text:p>
          </table:table-cell>
          <table:table-cell office:value-type="float" office:value="2289649.7200000002" table:style-name="ce17">
            <text:p>2.289.650<text:s/></text:p>
          </table:table-cell>
          <table:table-cell office:value-type="float" office:value="368369.27" table:style-name="ce17">
            <text:p>368.369<text:s/></text:p>
          </table:table-cell>
          <table:table-cell office:value-type="float" office:value="24599535.129999999" table:style-name="ce18">
            <text:p>24.599.5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346336.7599999998" table:style-name="ce17">
            <text:p>9.346.337<text:s/></text:p>
          </table:table-cell>
          <table:table-cell office:value-type="float" office:value="59588140.18" table:style-name="ce17">
            <text:p>59.588.140<text:s/></text:p>
          </table:table-cell>
          <table:table-cell office:value-type="float" office:value="379598320.07999998" table:style-name="ce17">
            <text:p>379.598.320<text:s/></text:p>
          </table:table-cell>
          <table:table-cell office:value-type="float" office:value="7469596.8399999999" table:style-name="ce17">
            <text:p>7.469.597<text:s/></text:p>
          </table:table-cell>
          <table:table-cell office:value-type="float" office:value="496427686.13999999" table:style-name="ce17">
            <text:p>496.427.686<text:s/></text:p>
          </table:table-cell>
          <table:table-cell office:value-type="float" office:value="303182523.25" table:style-name="ce17">
            <text:p>303.182.523<text:s/></text:p>
          </table:table-cell>
          <table:table-cell office:value-type="float" office:value="648637797.14999998" table:style-name="ce17">
            <text:p>648.637.797<text:s/></text:p>
          </table:table-cell>
          <table:table-cell office:value-type="float" office:value="316632388.69999999" table:style-name="ce17">
            <text:p>316.632.389<text:s/></text:p>
          </table:table-cell>
          <table:table-cell office:value-type="float" office:value="231759046.15000001" table:style-name="ce17">
            <text:p>231.759.046<text:s/></text:p>
          </table:table-cell>
          <table:table-cell office:value-type="float" office:value="235725791.08000001" table:style-name="ce17">
            <text:p>235.725.791<text:s/></text:p>
          </table:table-cell>
          <table:table-cell office:value-type="float" office:value="956594305.5" table:style-name="ce17">
            <text:p>956.594.306<text:s/></text:p>
          </table:table-cell>
          <table:table-cell office:value-type="float" office:value="95775669.930000007" table:style-name="ce17">
            <text:p>95.775.670<text:s/></text:p>
          </table:table-cell>
          <table:table-cell office:value-type="float" office:value="135403952.55000001" table:style-name="ce17">
            <text:p>135.403.953<text:s/></text:p>
          </table:table-cell>
          <table:table-cell office:value-type="float" office:value="129843688.54000001" table:style-name="ce17">
            <text:p>129.843.689<text:s/></text:p>
          </table:table-cell>
          <table:table-cell office:value-type="float" office:value="71177493.920000002" table:style-name="ce17">
            <text:p>71.177.494<text:s/></text:p>
          </table:table-cell>
          <table:table-cell office:value-type="float" office:value="487187959.61000001" table:style-name="ce17">
            <text:p>487.187.960<text:s/></text:p>
          </table:table-cell>
          <table:table-cell office:value-type="float" office:value="44311230.090000004" table:style-name="ce17">
            <text:p>44.311.230<text:s/></text:p>
          </table:table-cell>
          <table:table-cell office:value-type="float" office:value="1093541551.4000001" table:style-name="ce17">
            <text:p>1.093.541.551<text:s/></text:p>
          </table:table-cell>
          <table:table-cell office:value-type="float" office:value="4035274592.02" table:style-name="ce17">
            <text:p>4.035.274.592<text:s/></text:p>
          </table:table-cell>
          <table:table-cell office:value-type="float" office:value="70510522.019999996" table:style-name="ce17">
            <text:p>70.510.522<text:s/></text:p>
          </table:table-cell>
          <table:table-cell office:value-type="float" office:value="40761870.380000003" table:style-name="ce17">
            <text:p>40.761.870<text:s/></text:p>
          </table:table-cell>
          <table:table-cell office:value-type="float" office:value="7908829.6900000004" table:style-name="ce17">
            <text:p>7.908.830<text:s/></text:p>
          </table:table-cell>
          <table:table-cell office:value-type="float" office:value="965942192.20000005" table:style-name="ce17">
            <text:p>965.942.192<text:s/></text:p>
          </table:table-cell>
          <table:table-cell office:value-type="float" office:value="1055349213.55" table:style-name="ce17">
            <text:p>1.055.349.214<text:s/></text:p>
          </table:table-cell>
          <table:table-cell office:value-type="float" office:value="48213066" table:style-name="ce17">
            <text:p>48.213.066<text:s/></text:p>
          </table:table-cell>
          <table:table-cell office:value-type="float" office:value="7810570430.4300003" table:style-name="ce17">
            <text:p>7.810.570.430<text:s/></text:p>
          </table:table-cell>
          <table:table-cell office:value-type="float" office:value="29607721.190000001" table:style-name="ce17">
            <text:p>29.607.721<text:s/></text:p>
          </table:table-cell>
          <table:table-cell office:value-type="float" office:value="19766341915.350002" table:style-name="ce18">
            <text:p>19.766.341.9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194.25" table:style-name="ce17">
            <text:p>15.194<text:s/></text:p>
          </table:table-cell>
          <table:table-cell office:value-type="float" office:value="47000.08" table:style-name="ce17">
            <text:p>47.000<text:s/></text:p>
          </table:table-cell>
          <table:table-cell office:value-type="float" office:value="176787.08" table:style-name="ce17">
            <text:p>176.787<text:s/></text:p>
          </table:table-cell>
          <table:table-cell office:value-type="float" office:value="24253.51" table:style-name="ce17">
            <text:p>24.254<text:s/></text:p>
          </table:table-cell>
          <table:table-cell office:value-type="float" office:value="1844262.81" table:style-name="ce17">
            <text:p>1.844.263<text:s/></text:p>
          </table:table-cell>
          <table:table-cell office:value-type="float" office:value="20084128.02" table:style-name="ce17">
            <text:p>20.084.128<text:s/></text:p>
          </table:table-cell>
          <table:table-cell office:value-type="float" office:value="192243826.93000001" table:style-name="ce17">
            <text:p>192.243.827<text:s/></text:p>
          </table:table-cell>
          <table:table-cell office:value-type="float" office:value="5939026.7400000002" table:style-name="ce17">
            <text:p>5.939.027<text:s/></text:p>
          </table:table-cell>
          <table:table-cell office:value-type="float" office:value="385015.5" table:style-name="ce17">
            <text:p>385.016<text:s/></text:p>
          </table:table-cell>
          <table:table-cell office:value-type="float" office:value="30174.45" table:style-name="ce17">
            <text:p>30.174<text:s/></text:p>
          </table:table-cell>
          <table:table-cell office:value-type="float" office:value="31879749.510000002" table:style-name="ce17">
            <text:p>31.879.750<text:s/></text:p>
          </table:table-cell>
          <table:table-cell office:value-type="float" office:value="10719.06" table:style-name="ce17">
            <text:p>10.719<text:s/></text:p>
          </table:table-cell>
          <table:table-cell office:value-type="float" office:value="267161.76" table:style-name="ce17">
            <text:p>267.162<text:s/></text:p>
          </table:table-cell>
          <table:table-cell office:value-type="float" office:value="10985264.76" table:style-name="ce17">
            <text:p>10.985.265<text:s/></text:p>
          </table:table-cell>
          <table:table-cell office:value-type="float" office:value="29574.3" table:style-name="ce17">
            <text:p>29.574<text:s/></text:p>
          </table:table-cell>
          <table:table-cell office:value-type="float" office:value="8045943.5599999996" table:style-name="ce17">
            <text:p>8.045.944<text:s/></text:p>
          </table:table-cell>
          <table:table-cell office:value-type="float" office:value="31377.78" table:style-name="ce17">
            <text:p>31.378<text:s/></text:p>
          </table:table-cell>
          <table:table-cell office:value-type="float" office:value="9035562.0600000005" table:style-name="ce17">
            <text:p>9.035.562<text:s/></text:p>
          </table:table-cell>
          <table:table-cell office:value-type="float" office:value="169441609.59" table:style-name="ce17">
            <text:p>169.441.610<text:s/></text:p>
          </table:table-cell>
          <table:table-cell office:value-type="float" office:value="171243.84" table:style-name="ce17">
            <text:p>171.244<text:s/></text:p>
          </table:table-cell>
          <table:table-cell office:value-type="float" office:value="216619.33" table:style-name="ce17">
            <text:p>216.619<text:s/></text:p>
          </table:table-cell>
          <table:table-cell office:value-type="float" office:value="4154.32" table:style-name="ce17">
            <text:p>4.154<text:s/></text:p>
          </table:table-cell>
          <table:table-cell office:value-type="float" office:value="41670256.920000002" table:style-name="ce17">
            <text:p>41.670.257<text:s/></text:p>
          </table:table-cell>
          <table:table-cell office:value-type="float" office:value="1345873.29" table:style-name="ce17">
            <text:p>1.345.873<text:s/></text:p>
          </table:table-cell>
          <table:table-cell office:value-type="float" office:value="1792740.08" table:style-name="ce17">
            <text:p>1.792.740<text:s/></text:p>
          </table:table-cell>
          <table:table-cell office:value-type="float" office:value="1114127482.6800001" table:style-name="ce17">
            <text:p>1.114.127.483<text:s/></text:p>
          </table:table-cell>
          <table:table-cell office:value-type="float" office:value="20441.57" table:style-name="ce17">
            <text:p>20.442<text:s/></text:p>
          </table:table-cell>
          <table:table-cell office:value-type="float" office:value="1609865443.78" table:style-name="ce18">
            <text:p>1.609.865.4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331142.5099999998" table:style-name="ce17">
            <text:p>9.331.143<text:s/></text:p>
          </table:table-cell>
          <table:table-cell office:value-type="float" office:value="59541140.100000001" table:style-name="ce17">
            <text:p>59.541.140<text:s/></text:p>
          </table:table-cell>
          <table:table-cell office:value-type="float" office:value="379421532.99999994" table:style-name="ce17">
            <text:p>379.421.533<text:s/></text:p>
          </table:table-cell>
          <table:table-cell office:value-type="float" office:value="7445343.3300000001" table:style-name="ce17">
            <text:p>7.445.343<text:s/></text:p>
          </table:table-cell>
          <table:table-cell office:value-type="float" office:value="494583423.32999998" table:style-name="ce17">
            <text:p>494.583.423<text:s/></text:p>
          </table:table-cell>
          <table:table-cell office:value-type="float" office:value="283098395.22999996" table:style-name="ce17">
            <text:p>283.098.395<text:s/></text:p>
          </table:table-cell>
          <table:table-cell office:value-type="float" office:value="456393970.21999997" table:style-name="ce17">
            <text:p>456.393.970<text:s/></text:p>
          </table:table-cell>
          <table:table-cell office:value-type="float" office:value="310693361.95999998" table:style-name="ce17">
            <text:p>310.693.362<text:s/></text:p>
          </table:table-cell>
          <table:table-cell office:value-type="float" office:value="231374030.65000001" table:style-name="ce17">
            <text:p>231.374.031<text:s/></text:p>
          </table:table-cell>
          <table:table-cell office:value-type="float" office:value="235695616.63" table:style-name="ce17">
            <text:p>235.695.617<text:s/></text:p>
          </table:table-cell>
          <table:table-cell office:value-type="float" office:value="924714555.99000001" table:style-name="ce17">
            <text:p>924.714.556<text:s/></text:p>
          </table:table-cell>
          <table:table-cell office:value-type="float" office:value="95764950.870000005" table:style-name="ce17">
            <text:p>95.764.951<text:s/></text:p>
          </table:table-cell>
          <table:table-cell office:value-type="float" office:value="135136790.78999999" table:style-name="ce17">
            <text:p>135.136.791<text:s/></text:p>
          </table:table-cell>
          <table:table-cell office:value-type="float" office:value="118858423.77999999" table:style-name="ce17">
            <text:p>118.858.424<text:s/></text:p>
          </table:table-cell>
          <table:table-cell office:value-type="float" office:value="71147919.620000005" table:style-name="ce17">
            <text:p>71.147.920<text:s/></text:p>
          </table:table-cell>
          <table:table-cell office:value-type="float" office:value="479142016.04999995" table:style-name="ce17">
            <text:p>479.142.016<text:s/></text:p>
          </table:table-cell>
          <table:table-cell office:value-type="float" office:value="44279852.310000002" table:style-name="ce17">
            <text:p>44.279.852<text:s/></text:p>
          </table:table-cell>
          <table:table-cell office:value-type="float" office:value="1084505989.3399999" table:style-name="ce17">
            <text:p>1.084.505.989<text:s/></text:p>
          </table:table-cell>
          <table:table-cell office:value-type="float" office:value="3865832982.4299998" table:style-name="ce17">
            <text:p>3.865.832.982<text:s/></text:p>
          </table:table-cell>
          <table:table-cell office:value-type="float" office:value="70339278.179999992" table:style-name="ce17">
            <text:p>70.339.278<text:s/></text:p>
          </table:table-cell>
          <table:table-cell office:value-type="float" office:value="40545251.049999997" table:style-name="ce17">
            <text:p>40.545.251<text:s/></text:p>
          </table:table-cell>
          <table:table-cell office:value-type="float" office:value="7904675.370000001" table:style-name="ce17">
            <text:p>7.904.675<text:s/></text:p>
          </table:table-cell>
          <table:table-cell office:value-type="float" office:value="924271935.28000009" table:style-name="ce17">
            <text:p>924.271.935<text:s/></text:p>
          </table:table-cell>
          <table:table-cell office:value-type="float" office:value="1054003340.2599999" table:style-name="ce17">
            <text:p>1.054.003.340<text:s/></text:p>
          </table:table-cell>
          <table:table-cell office:value-type="float" office:value="46420325.919999994" table:style-name="ce17">
            <text:p>46.420.326<text:s/></text:p>
          </table:table-cell>
          <table:table-cell office:value-type="float" office:value="6696442947.75" table:style-name="ce17">
            <text:p>6.696.442.948<text:s/></text:p>
          </table:table-cell>
          <table:table-cell office:value-type="float" office:value="29587279.620000001" table:style-name="ce17">
            <text:p>29.587.280<text:s/></text:p>
          </table:table-cell>
          <table:table-cell office:value-type="float" office:value="18156476471.57" table:style-name="ce18">
            <text:p>18.156.476.4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266537.34" table:style-name="ce17">
            <text:p>3.266.537<text:s/></text:p>
          </table:table-cell>
          <table:table-cell office:value-type="float" office:value="14329748.609999999" table:style-name="ce17">
            <text:p>14.329.749<text:s/></text:p>
          </table:table-cell>
          <table:table-cell office:value-type="float" office:value="96963986.609999999" table:style-name="ce17">
            <text:p>96.963.987<text:s/></text:p>
          </table:table-cell>
          <table:table-cell office:value-type="float" office:value="2600256.56" table:style-name="ce17">
            <text:p>2.600.257<text:s/></text:p>
          </table:table-cell>
          <table:table-cell office:value-type="float" office:value="144155376.22" table:style-name="ce17">
            <text:p>144.155.376<text:s/></text:p>
          </table:table-cell>
          <table:table-cell office:value-type="float" office:value="91852163.609999999" table:style-name="ce17">
            <text:p>91.852.164<text:s/></text:p>
          </table:table-cell>
          <table:table-cell office:value-type="float" office:value="427170030.64999998" table:style-name="ce17">
            <text:p>427.170.031<text:s/></text:p>
          </table:table-cell>
          <table:table-cell office:value-type="float" office:value="82631560.040000007" table:style-name="ce17">
            <text:p>82.631.560<text:s/></text:p>
          </table:table-cell>
          <table:table-cell office:value-type="float" office:value="83554057.709999993" table:style-name="ce17">
            <text:p>83.554.058<text:s/></text:p>
          </table:table-cell>
          <table:table-cell office:value-type="float" office:value="64719073.969999999" table:style-name="ce17">
            <text:p>64.719.074<text:s/></text:p>
          </table:table-cell>
          <table:table-cell office:value-type="float" office:value="305904611.33999997" table:style-name="ce17">
            <text:p>305.904.611<text:s/></text:p>
          </table:table-cell>
          <table:table-cell office:value-type="float" office:value="33673379.75" table:style-name="ce17">
            <text:p>33.673.380<text:s/></text:p>
          </table:table-cell>
          <table:table-cell office:value-type="float" office:value="49126064.710000001" table:style-name="ce17">
            <text:p>49.126.065<text:s/></text:p>
          </table:table-cell>
          <table:table-cell office:value-type="float" office:value="50808579.609999999" table:style-name="ce17">
            <text:p>50.808.580<text:s/></text:p>
          </table:table-cell>
          <table:table-cell office:value-type="float" office:value="26214837.489999998" table:style-name="ce17">
            <text:p>26.214.837<text:s/></text:p>
          </table:table-cell>
          <table:table-cell office:value-type="float" office:value="137279042.75" table:style-name="ce17">
            <text:p>137.279.043<text:s/></text:p>
          </table:table-cell>
          <table:table-cell office:value-type="float" office:value="21757426.879999999" table:style-name="ce17">
            <text:p>21.757.427<text:s/></text:p>
          </table:table-cell>
          <table:table-cell office:value-type="float" office:value="295159891.67000002" table:style-name="ce17">
            <text:p>295.159.892<text:s/></text:p>
          </table:table-cell>
          <table:table-cell office:value-type="float" office:value="993889837.55999994" table:style-name="ce17">
            <text:p>993.889.838<text:s/></text:p>
          </table:table-cell>
          <table:table-cell office:value-type="float" office:value="26385817.18" table:style-name="ce17">
            <text:p>26.385.817<text:s/></text:p>
          </table:table-cell>
          <table:table-cell office:value-type="float" office:value="15977095.34" table:style-name="ce17">
            <text:p>15.977.095<text:s/></text:p>
          </table:table-cell>
          <table:table-cell office:value-type="float" office:value="5608135.3499999996" table:style-name="ce17">
            <text:p>5.608.135<text:s/></text:p>
          </table:table-cell>
          <table:table-cell office:value-type="float" office:value="262580384.24000001" table:style-name="ce17">
            <text:p>262.580.384<text:s/></text:p>
          </table:table-cell>
          <table:table-cell office:value-type="float" office:value="263351024.66999999" table:style-name="ce17">
            <text:p>263.351.025<text:s/></text:p>
          </table:table-cell>
          <table:table-cell office:value-type="float" office:value="18505719.010000002" table:style-name="ce17">
            <text:p>18.505.719<text:s/></text:p>
          </table:table-cell>
          <table:table-cell office:value-type="float" office:value="1921436594.1099999" table:style-name="ce17">
            <text:p>1.921.436.594<text:s/></text:p>
          </table:table-cell>
          <table:table-cell office:value-type="float" office:value="12259797.859999999" table:style-name="ce17">
            <text:p>12.259.798<text:s/></text:p>
          </table:table-cell>
          <table:table-cell office:value-type="float" office:value="5451161030.8399992" table:style-name="ce18">
            <text:p>5.451.161.0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463.3200000000002" table:style-name="ce17">
            <text:p>2.463<text:s/></text:p>
          </table:table-cell>
          <table:table-cell office:value-type="float" office:value="7786.49" table:style-name="ce17">
            <text:p>7.786<text:s/></text:p>
          </table:table-cell>
          <table:table-cell office:value-type="float" office:value="28656.560000000001" table:style-name="ce17">
            <text:p>28.657<text:s/></text:p>
          </table:table-cell>
          <table:table-cell office:value-type="float" office:value="3941.2" table:style-name="ce17">
            <text:p>3.941<text:s/></text:p>
          </table:table-cell>
          <table:table-cell office:value-type="float" office:value="301066.69" table:style-name="ce17">
            <text:p>301.067<text:s/></text:p>
          </table:table-cell>
          <table:table-cell office:value-type="float" office:value="3271352.23" table:style-name="ce17">
            <text:p>3.271.352<text:s/></text:p>
          </table:table-cell>
          <table:table-cell office:value-type="float" office:value="32557515.300000001" table:style-name="ce17">
            <text:p>32.557.515<text:s/></text:p>
          </table:table-cell>
          <table:table-cell office:value-type="float" office:value="1029839.68" table:style-name="ce17">
            <text:p>1.029.840<text:s/></text:p>
          </table:table-cell>
          <table:table-cell office:value-type="float" office:value="60618.5" table:style-name="ce17">
            <text:p>60.619<text:s/></text:p>
          </table:table-cell>
          <table:table-cell office:value-type="float" office:value="4882.2299999999996" table:style-name="ce17">
            <text:p>4.882<text:s/></text:p>
          </table:table-cell>
          <table:table-cell office:value-type="float" office:value="5178802.46" table:style-name="ce17">
            <text:p>5.178.802<text:s/></text:p>
          </table:table-cell>
          <table:table-cell office:value-type="float" office:value="1712.91" table:style-name="ce17">
            <text:p>1.713<text:s/></text:p>
          </table:table-cell>
          <table:table-cell office:value-type="float" office:value="40584.26" table:style-name="ce17">
            <text:p>40.584<text:s/></text:p>
          </table:table-cell>
          <table:table-cell office:value-type="float" office:value="1789079.92" table:style-name="ce17">
            <text:p>1.789.080<text:s/></text:p>
          </table:table-cell>
          <table:table-cell office:value-type="float" office:value="5546.73" table:style-name="ce17">
            <text:p>5.547<text:s/></text:p>
          </table:table-cell>
          <table:table-cell office:value-type="float" office:value="1328342.6200000001" table:style-name="ce17">
            <text:p>1.328.343<text:s/></text:p>
          </table:table-cell>
          <table:table-cell office:value-type="float" office:value="5264.57" table:style-name="ce17">
            <text:p>5.265<text:s/></text:p>
          </table:table-cell>
          <table:table-cell office:value-type="float" office:value="1425733.08" table:style-name="ce17">
            <text:p>1.425.733<text:s/></text:p>
          </table:table-cell>
          <table:table-cell office:value-type="float" office:value="27628966.960000001" table:style-name="ce17">
            <text:p>27.628.967<text:s/></text:p>
          </table:table-cell>
          <table:table-cell office:value-type="float" office:value="27938.02" table:style-name="ce17">
            <text:p>27.938<text:s/></text:p>
          </table:table-cell>
          <table:table-cell office:value-type="float" office:value="34803.99" table:style-name="ce17">
            <text:p>34.804<text:s/></text:p>
          </table:table-cell>
          <table:table-cell office:value-type="float" office:value="673.56" table:style-name="ce17">
            <text:p>674<text:s/></text:p>
          </table:table-cell>
          <table:table-cell office:value-type="float" office:value="7035369.7000000002" table:style-name="ce17">
            <text:p>7.035.370<text:s/></text:p>
          </table:table-cell>
          <table:table-cell office:value-type="float" office:value="249334.7" table:style-name="ce17">
            <text:p>249.335<text:s/></text:p>
          </table:table-cell>
          <table:table-cell office:value-type="float" office:value="302185.76" table:style-name="ce17">
            <text:p>302.186<text:s/></text:p>
          </table:table-cell>
          <table:table-cell office:value-type="float" office:value="177890391.55000001" table:style-name="ce17">
            <text:p>177.890.392<text:s/></text:p>
          </table:table-cell>
          <table:table-cell office:value-type="float" office:value="3577.98" table:style-name="ce17">
            <text:p>3.578<text:s/></text:p>
          </table:table-cell>
          <table:table-cell office:value-type="float" office:value="260216430.97" table:style-name="ce18">
            <text:p>260.216.4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264074.02" table:style-name="ce17">
            <text:p>3.264.074<text:s/></text:p>
          </table:table-cell>
          <table:table-cell office:value-type="float" office:value="14321962.119999999" table:style-name="ce17">
            <text:p>14.321.962<text:s/></text:p>
          </table:table-cell>
          <table:table-cell office:value-type="float" office:value="96935330.049999997" table:style-name="ce17">
            <text:p>96.935.330<text:s/></text:p>
          </table:table-cell>
          <table:table-cell office:value-type="float" office:value="2596315.3600000003" table:style-name="ce17">
            <text:p>2.596.315<text:s/></text:p>
          </table:table-cell>
          <table:table-cell office:value-type="float" office:value="143854309.53" table:style-name="ce17">
            <text:p>143.854.310<text:s/></text:p>
          </table:table-cell>
          <table:table-cell office:value-type="float" office:value="88580811.379999995" table:style-name="ce17">
            <text:p>88.580.811<text:s/></text:p>
          </table:table-cell>
          <table:table-cell office:value-type="float" office:value="394612515.34999996" table:style-name="ce17">
            <text:p>394.612.515<text:s/></text:p>
          </table:table-cell>
          <table:table-cell office:value-type="float" office:value="81601720.360000014" table:style-name="ce17">
            <text:p>81.601.720<text:s/></text:p>
          </table:table-cell>
          <table:table-cell office:value-type="float" office:value="83493439.209999993" table:style-name="ce17">
            <text:p>83.493.439<text:s/></text:p>
          </table:table-cell>
          <table:table-cell office:value-type="float" office:value="64714191.739999995" table:style-name="ce17">
            <text:p>64.714.192<text:s/></text:p>
          </table:table-cell>
          <table:table-cell office:value-type="float" office:value="300725808.87999994" table:style-name="ce17">
            <text:p>300.725.809<text:s/></text:p>
          </table:table-cell>
          <table:table-cell office:value-type="float" office:value="33671666.840000004" table:style-name="ce17">
            <text:p>33.671.667<text:s/></text:p>
          </table:table-cell>
          <table:table-cell office:value-type="float" office:value="49085480.449999996" table:style-name="ce17">
            <text:p>49.085.480<text:s/></text:p>
          </table:table-cell>
          <table:table-cell office:value-type="float" office:value="49019499.689999998" table:style-name="ce17">
            <text:p>49.019.500<text:s/></text:p>
          </table:table-cell>
          <table:table-cell office:value-type="float" office:value="26209290.759999998" table:style-name="ce17">
            <text:p>26.209.291<text:s/></text:p>
          </table:table-cell>
          <table:table-cell office:value-type="float" office:value="135950700.13" table:style-name="ce17">
            <text:p>135.950.700<text:s/></text:p>
          </table:table-cell>
          <table:table-cell office:value-type="float" office:value="21752162.310000002" table:style-name="ce17">
            <text:p>21.752.162<text:s/></text:p>
          </table:table-cell>
          <table:table-cell office:value-type="float" office:value="293734158.59000003" table:style-name="ce17">
            <text:p>293.734.159<text:s/></text:p>
          </table:table-cell>
          <table:table-cell office:value-type="float" office:value="966260870.60000002" table:style-name="ce17">
            <text:p>966.260.871<text:s/></text:p>
          </table:table-cell>
          <table:table-cell office:value-type="float" office:value="26357879.159999996" table:style-name="ce17">
            <text:p>26.357.879<text:s/></text:p>
          </table:table-cell>
          <table:table-cell office:value-type="float" office:value="15942291.350000001" table:style-name="ce17">
            <text:p>15.942.291<text:s/></text:p>
          </table:table-cell>
          <table:table-cell office:value-type="float" office:value="5607461.790000001" table:style-name="ce17">
            <text:p>5.607.462<text:s/></text:p>
          </table:table-cell>
          <table:table-cell office:value-type="float" office:value="255545014.53999999" table:style-name="ce17">
            <text:p>255.545.015<text:s/></text:p>
          </table:table-cell>
          <table:table-cell office:value-type="float" office:value="263101689.96999997" table:style-name="ce17">
            <text:p>263.101.690<text:s/></text:p>
          </table:table-cell>
          <table:table-cell office:value-type="float" office:value="18203533.25" table:style-name="ce17">
            <text:p>18.203.533<text:s/></text:p>
          </table:table-cell>
          <table:table-cell office:value-type="float" office:value="1743546202.5599999" table:style-name="ce17">
            <text:p>1.743.546.203<text:s/></text:p>
          </table:table-cell>
          <table:table-cell office:value-type="float" office:value="12256219.880000001" table:style-name="ce17">
            <text:p>12.256.220<text:s/></text:p>
          </table:table-cell>
          <table:table-cell office:value-type="float" office:value="5190944599.8699999" table:style-name="ce18">
            <text:p>5.190.944.6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90671.79" table:style-name="ce17">
            <text:p>3.390.672<text:s/></text:p>
          </table:table-cell>
          <table:table-cell office:value-type="float" office:value="12513377.35" table:style-name="ce17">
            <text:p>12.513.377<text:s/></text:p>
          </table:table-cell>
          <table:table-cell office:value-type="float" office:value="203110568.46000001" table:style-name="ce17">
            <text:p>203.110.568<text:s/></text:p>
          </table:table-cell>
          <table:table-cell office:value-type="float" office:value="1746556.65" table:style-name="ce17">
            <text:p>1.746.557<text:s/></text:p>
          </table:table-cell>
          <table:table-cell office:value-type="float" office:value="95995113.409999996" table:style-name="ce17">
            <text:p>95.995.113<text:s/></text:p>
          </table:table-cell>
          <table:table-cell office:value-type="float" office:value="72983264.890000001" table:style-name="ce17">
            <text:p>72.983.265<text:s/></text:p>
          </table:table-cell>
          <table:table-cell office:value-type="float" office:value="221779334.70999998" table:style-name="ce17">
            <text:p>221.779.335<text:s/></text:p>
          </table:table-cell>
          <table:table-cell office:value-type="float" office:value="81704872.620000005" table:style-name="ce17">
            <text:p>81.704.873<text:s/></text:p>
          </table:table-cell>
          <table:table-cell office:value-type="float" office:value="89975167.439999998" table:style-name="ce17">
            <text:p>89.975.167<text:s/></text:p>
          </table:table-cell>
          <table:table-cell office:value-type="float" office:value="22271655.75" table:style-name="ce17">
            <text:p>22.271.656<text:s/></text:p>
          </table:table-cell>
          <table:table-cell office:value-type="float" office:value="401689407.77999997" table:style-name="ce17">
            <text:p>401.689.408<text:s/></text:p>
          </table:table-cell>
          <table:table-cell office:value-type="float" office:value="30757927.539999999" table:style-name="ce17">
            <text:p>30.757.928<text:s/></text:p>
          </table:table-cell>
          <table:table-cell office:value-type="float" office:value="49844278.590000004" table:style-name="ce17">
            <text:p>49.844.279<text:s/></text:p>
          </table:table-cell>
          <table:table-cell office:value-type="float" office:value="46476608.07" table:style-name="ce17">
            <text:p>46.476.608<text:s/></text:p>
          </table:table-cell>
          <table:table-cell office:value-type="float" office:value="20503850.030000001" table:style-name="ce17">
            <text:p>20.503.850<text:s/></text:p>
          </table:table-cell>
          <table:table-cell office:value-type="float" office:value="88714324.689999998" table:style-name="ce17">
            <text:p>88.714.325<text:s/></text:p>
          </table:table-cell>
          <table:table-cell office:value-type="float" office:value="13051555.789999999" table:style-name="ce17">
            <text:p>13.051.556<text:s/></text:p>
          </table:table-cell>
          <table:table-cell office:value-type="float" office:value="247237948.71000001" table:style-name="ce17">
            <text:p>247.237.949<text:s/></text:p>
          </table:table-cell>
          <table:table-cell office:value-type="float" office:value="842288371.48000002" table:style-name="ce17">
            <text:p>842.288.371<text:s/></text:p>
          </table:table-cell>
          <table:table-cell office:value-type="float" office:value="20276264.420000002" table:style-name="ce17">
            <text:p>20.276.264<text:s/></text:p>
          </table:table-cell>
          <table:table-cell office:value-type="float" office:value="29072547.059999999" table:style-name="ce17">
            <text:p>29.072.547<text:s/></text:p>
          </table:table-cell>
          <table:table-cell office:value-type="float" office:value="3018942.39" table:style-name="ce17">
            <text:p>3.018.942<text:s/></text:p>
          </table:table-cell>
          <table:table-cell office:value-type="float" office:value="218685449.16999999" table:style-name="ce17">
            <text:p>218.685.449<text:s/></text:p>
          </table:table-cell>
          <table:table-cell office:value-type="float" office:value="168530694.74000001" table:style-name="ce17">
            <text:p>168.530.695<text:s/></text:p>
          </table:table-cell>
          <table:table-cell office:value-type="float" office:value="13263499.039999999" table:style-name="ce17">
            <text:p>13.263.499<text:s/></text:p>
          </table:table-cell>
          <table:table-cell office:value-type="float" office:value="2421068965.1100001" table:style-name="ce17">
            <text:p>2.421.068.965<text:s/></text:p>
          </table:table-cell>
          <table:table-cell office:value-type="float" office:value="8519448.7100000009" table:style-name="ce17">
            <text:p>8.519.449<text:s/></text:p>
          </table:table-cell>
          <table:table-cell office:value-type="float" office:value="5428470666.3900003" table:style-name="ce18">
            <text:p>5.428.470.6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294.73" table:style-name="ce17">
            <text:p>7.295<text:s/></text:p>
          </table:table-cell>
          <table:table-cell office:value-type="float" office:value="3751.3" table:style-name="ce17">
            <text:p>3.751<text:s/></text:p>
          </table:table-cell>
          <table:table-cell office:value-type="float" office:value="130367.21" table:style-name="ce17">
            <text:p>130.36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14635.45" table:style-name="ce17">
            <text:p>1.614.635<text:s/></text:p>
          </table:table-cell>
          <table:table-cell office:value-type="float" office:value="1128194.3899999999" table:style-name="ce17">
            <text:p>1.128.194<text:s/></text:p>
          </table:table-cell>
          <table:table-cell office:value-type="float" office:value="64498530.759999998" table:style-name="ce17">
            <text:p>64.498.531<text:s/></text:p>
          </table:table-cell>
          <table:table-cell office:value-type="float" office:value="5900426.0499999998" table:style-name="ce17">
            <text:p>5.900.426<text:s/></text:p>
          </table:table-cell>
          <table:table-cell office:value-type="float" office:value="362589.56" table:style-name="ce17">
            <text:p>362.590<text:s/></text:p>
          </table:table-cell>
          <table:table-cell office:value-type="float" office:value="1129.5999999999999" table:style-name="ce17">
            <text:p>1.130<text:s/></text:p>
          </table:table-cell>
          <table:table-cell office:value-type="float" office:value="106981356.09" table:style-name="ce17">
            <text:p>106.981.356<text:s/></text:p>
          </table:table-cell>
          <table:table-cell office:value-type="float" office:value="155648.32999999999" table:style-name="ce17">
            <text:p>155.648<text:s/></text:p>
          </table:table-cell>
          <table:table-cell office:value-type="float" office:value="328953.01" table:style-name="ce17">
            <text:p>328.953<text:s/></text:p>
          </table:table-cell>
          <table:table-cell office:value-type="float" office:value="17672978.390000001" table:style-name="ce17">
            <text:p>17.672.978<text:s/></text:p>
          </table:table-cell>
          <table:table-cell office:value-type="float" office:value="24915.63" table:style-name="ce17">
            <text:p>24.916<text:s/></text:p>
          </table:table-cell>
          <table:table-cell office:value-type="float" office:value="3638450.37" table:style-name="ce17">
            <text:p>3.638.450<text:s/></text:p>
          </table:table-cell>
          <table:table-cell office:value-type="float" office:value="219.54" table:style-name="ce17">
            <text:p>220<text:s/></text:p>
          </table:table-cell>
          <table:table-cell office:value-type="float" office:value="23996025.010000002" table:style-name="ce17">
            <text:p>23.996.025<text:s/></text:p>
          </table:table-cell>
          <table:table-cell office:value-type="float" office:value="107193106.3" table:style-name="ce17">
            <text:p>107.193.106<text:s/></text:p>
          </table:table-cell>
          <table:table-cell office:value-type="float" office:value="68357.649999999994" table:style-name="ce17">
            <text:p>68.358<text:s/></text:p>
          </table:table-cell>
          <table:table-cell office:value-type="float" office:value="105350.07" table:style-name="ce17">
            <text:p>105.350<text:s/></text:p>
          </table:table-cell>
          <table:table-cell office:value-type="float" office:value="1070.45" table:style-name="ce17">
            <text:p>1.070<text:s/></text:p>
          </table:table-cell>
          <table:table-cell office:value-type="float" office:value="21527022.609999999" table:style-name="ce17">
            <text:p>21.527.023<text:s/></text:p>
          </table:table-cell>
          <table:table-cell office:value-type="float" office:value="1144570.47" table:style-name="ce17">
            <text:p>1.144.570<text:s/></text:p>
          </table:table-cell>
          <table:table-cell office:value-type="float" office:value="359559.17" table:style-name="ce17">
            <text:p>359.559<text:s/></text:p>
          </table:table-cell>
          <table:table-cell office:value-type="float" office:value="782857800.42999995" table:style-name="ce17">
            <text:p>782.857.800<text:s/></text:p>
          </table:table-cell>
          <table:table-cell office:value-type="float" office:value="2286.39" table:style-name="ce17">
            <text:p>2.286<text:s/></text:p>
          </table:table-cell>
          <table:table-cell office:value-type="float" office:value="1139704588.96" table:style-name="ce18">
            <text:p>1.139.704.5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383377.06" table:style-name="ce17">
            <text:p>3.383.377<text:s/></text:p>
          </table:table-cell>
          <table:table-cell office:value-type="float" office:value="12509626.049999999" table:style-name="ce17">
            <text:p>12.509.626<text:s/></text:p>
          </table:table-cell>
          <table:table-cell office:value-type="float" office:value="202980201.24999997" table:style-name="ce17">
            <text:p>202.980.201<text:s/></text:p>
          </table:table-cell>
          <table:table-cell office:value-type="float" office:value="1746556.6500000001" table:style-name="ce17">
            <text:p>1.746.557<text:s/></text:p>
          </table:table-cell>
          <table:table-cell office:value-type="float" office:value="94380477.959999993" table:style-name="ce17">
            <text:p>94.380.478<text:s/></text:p>
          </table:table-cell>
          <table:table-cell office:value-type="float" office:value="71855070.5" table:style-name="ce17">
            <text:p>71.855.071<text:s/></text:p>
          </table:table-cell>
          <table:table-cell office:value-type="float" office:value="157280803.94999999" table:style-name="ce17">
            <text:p>157.280.804<text:s/></text:p>
          </table:table-cell>
          <table:table-cell office:value-type="float" office:value="75804446.569999993" table:style-name="ce17">
            <text:p>75.804.447<text:s/></text:p>
          </table:table-cell>
          <table:table-cell office:value-type="float" office:value="89612577.879999995" table:style-name="ce17">
            <text:p>89.612.578<text:s/></text:p>
          </table:table-cell>
          <table:table-cell office:value-type="float" office:value="22270526.150000002" table:style-name="ce17">
            <text:p>22.270.526<text:s/></text:p>
          </table:table-cell>
          <table:table-cell office:value-type="float" office:value="294708051.69" table:style-name="ce17">
            <text:p>294.708.052<text:s/></text:p>
          </table:table-cell>
          <table:table-cell office:value-type="float" office:value="30602279.210000001" table:style-name="ce17">
            <text:p>30.602.279<text:s/></text:p>
          </table:table-cell>
          <table:table-cell office:value-type="float" office:value="49515325.579999998" table:style-name="ce17">
            <text:p>49.515.326<text:s/></text:p>
          </table:table-cell>
          <table:table-cell office:value-type="float" office:value="28803629.68" table:style-name="ce17">
            <text:p>28.803.630<text:s/></text:p>
          </table:table-cell>
          <table:table-cell office:value-type="float" office:value="20478934.399999999" table:style-name="ce17">
            <text:p>20.478.934<text:s/></text:p>
          </table:table-cell>
          <table:table-cell office:value-type="float" office:value="85075874.319999993" table:style-name="ce17">
            <text:p>85.075.874<text:s/></text:p>
          </table:table-cell>
          <table:table-cell office:value-type="float" office:value="13051336.250000002" table:style-name="ce17">
            <text:p>13.051.336<text:s/></text:p>
          </table:table-cell>
          <table:table-cell office:value-type="float" office:value="223241923.70000002" table:style-name="ce17">
            <text:p>223.241.924<text:s/></text:p>
          </table:table-cell>
          <table:table-cell office:value-type="float" office:value="735095265.18000007" table:style-name="ce17">
            <text:p>735.095.265<text:s/></text:p>
          </table:table-cell>
          <table:table-cell office:value-type="float" office:value="20207906.77" table:style-name="ce17">
            <text:p>20.207.907<text:s/></text:p>
          </table:table-cell>
          <table:table-cell office:value-type="float" office:value="28967196.990000002" table:style-name="ce17">
            <text:p>28.967.197<text:s/></text:p>
          </table:table-cell>
          <table:table-cell office:value-type="float" office:value="3017871.94" table:style-name="ce17">
            <text:p>3.017.872<text:s/></text:p>
          </table:table-cell>
          <table:table-cell office:value-type="float" office:value="197158426.55999997" table:style-name="ce17">
            <text:p>197.158.427<text:s/></text:p>
          </table:table-cell>
          <table:table-cell office:value-type="float" office:value="167386124.26999998" table:style-name="ce17">
            <text:p>167.386.124<text:s/></text:p>
          </table:table-cell>
          <table:table-cell office:value-type="float" office:value="12903939.869999999" table:style-name="ce17">
            <text:p>12.903.940<text:s/></text:p>
          </table:table-cell>
          <table:table-cell office:value-type="float" office:value="1638211164.6800001" table:style-name="ce17">
            <text:p>1.638.211.165<text:s/></text:p>
          </table:table-cell>
          <table:table-cell office:value-type="float" office:value="8517162.3200000003" table:style-name="ce17">
            <text:p>8.517.162<text:s/></text:p>
          </table:table-cell>
          <table:table-cell office:value-type="float" office:value="4288766077.4299998" table:style-name="ce18">
            <text:p>4.288.766.0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590.07" table:style-name="ce17">
            <text:p>6.590<text:s/></text:p>
          </table:table-cell>
          <table:table-cell office:value-type="float" office:value="1022295.4" table:style-name="ce17">
            <text:p>1.022.2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34657.220000001" table:style-name="ce17">
            <text:p>10.834.657<text:s/></text:p>
          </table:table-cell>
          <table:table-cell office:value-type="float" office:value="1352457.84" table:style-name="ce17">
            <text:p>1.352.4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447.31" table:style-name="ce17">
            <text:p>32.447<text:s/></text:p>
          </table:table-cell>
          <table:table-cell office:value-type="float" office:value="782.1" table:style-name="ce17">
            <text:p>782<text:s/></text:p>
          </table:table-cell>
          <table:table-cell office:value-type="float" office:value="8776990.9100000001" table:style-name="ce17">
            <text:p>8.776.991<text:s/></text:p>
          </table:table-cell>
          <table:table-cell office:value-type="float" office:value="179.15" table:style-name="ce17">
            <text:p>1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563.71" table:style-name="ce17">
            <text:p>208.564<text:s/></text:p>
          </table:table-cell>
          <table:table-cell office:value-type="float" office:value="1159055.1000000001" table:style-name="ce17">
            <text:p>1.159.05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491558.2100000009" table:style-name="ce17">
            <text:p>8.491.5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186425.390000001" table:style-name="ce17">
            <text:p>11.186.425<text:s/></text:p>
          </table:table-cell>
          <table:table-cell office:value-type="float" office:value="167875581.75" table:style-name="ce17">
            <text:p>167.875.5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23149.1" table:style-name="ce17">
            <text:p>1.623.149<text:s/></text:p>
          </table:table-cell>
          <table:table-cell office:value-type="float" office:value="831.89" table:style-name="ce17">
            <text:p>8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93542.04" table:style-name="ce17">
            <text:p>6.493.5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9065107.18999997" table:style-name="ce18">
            <text:p>219.065.1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90391.7999999998" table:style-name="ce17">
            <text:p>6.790.392<text:s/></text:p>
          </table:table-cell>
          <table:table-cell office:value-type="float" office:value="21973968.710000001" table:style-name="ce17">
            <text:p>21.973.969<text:s/></text:p>
          </table:table-cell>
          <table:table-cell office:value-type="float" office:value="22926526.469999999" table:style-name="ce17">
            <text:p>22.926.526<text:s/></text:p>
          </table:table-cell>
          <table:table-cell office:value-type="float" office:value="21191544.100000001" table:style-name="ce17">
            <text:p>21.191.544<text:s/></text:p>
          </table:table-cell>
          <table:table-cell office:value-type="float" office:value="59983911.939999998" table:style-name="ce17">
            <text:p>59.983.912<text:s/></text:p>
          </table:table-cell>
          <table:table-cell office:value-type="float" office:value="44176575.630000003" table:style-name="ce17">
            <text:p>44.176.576<text:s/></text:p>
          </table:table-cell>
          <table:table-cell office:value-type="float" office:value="1223605295.4099998" table:style-name="ce17">
            <text:p>1.223.605.295<text:s/></text:p>
          </table:table-cell>
          <table:table-cell office:value-type="float" office:value="29289713.260000002" table:style-name="ce17">
            <text:p>29.289.713<text:s/></text:p>
          </table:table-cell>
          <table:table-cell office:value-type="float" office:value="39075150.159999996" table:style-name="ce17">
            <text:p>39.075.150<text:s/></text:p>
          </table:table-cell>
          <table:table-cell office:value-type="float" office:value="25727681.710000001" table:style-name="ce17">
            <text:p>25.727.682<text:s/></text:p>
          </table:table-cell>
          <table:table-cell office:value-type="float" office:value="151435405.13" table:style-name="ce17">
            <text:p>151.435.405<text:s/></text:p>
          </table:table-cell>
          <table:table-cell office:value-type="float" office:value="22172103.390000001" table:style-name="ce17">
            <text:p>22.172.103<text:s/></text:p>
          </table:table-cell>
          <table:table-cell office:value-type="float" office:value="22518869.329999998" table:style-name="ce17">
            <text:p>22.518.869<text:s/></text:p>
          </table:table-cell>
          <table:table-cell office:value-type="float" office:value="41453193.590000004" table:style-name="ce17">
            <text:p>41.453.194<text:s/></text:p>
          </table:table-cell>
          <table:table-cell office:value-type="float" office:value="45904169.039999999" table:style-name="ce17">
            <text:p>45.904.169<text:s/></text:p>
          </table:table-cell>
          <table:table-cell office:value-type="float" office:value="63076652.289999999" table:style-name="ce17">
            <text:p>63.076.652<text:s/></text:p>
          </table:table-cell>
          <table:table-cell office:value-type="float" office:value="20235228.420000002" table:style-name="ce17">
            <text:p>20.235.228<text:s/></text:p>
          </table:table-cell>
          <table:table-cell office:value-type="float" office:value="66940161.369999997" table:style-name="ce17">
            <text:p>66.940.161<text:s/></text:p>
          </table:table-cell>
          <table:table-cell office:value-type="float" office:value="249619219.16" table:style-name="ce17">
            <text:p>249.619.219<text:s/></text:p>
          </table:table-cell>
          <table:table-cell office:value-type="float" office:value="36228752.340000004" table:style-name="ce17">
            <text:p>36.228.752<text:s/></text:p>
          </table:table-cell>
          <table:table-cell office:value-type="float" office:value="24095794.41" table:style-name="ce17">
            <text:p>24.095.794<text:s/></text:p>
          </table:table-cell>
          <table:table-cell office:value-type="float" office:value="13618876.83" table:style-name="ce17">
            <text:p>13.618.877<text:s/></text:p>
          </table:table-cell>
          <table:table-cell office:value-type="float" office:value="111847342.34" table:style-name="ce17">
            <text:p>111.847.342<text:s/></text:p>
          </table:table-cell>
          <table:table-cell office:value-type="float" office:value="52777826.68" table:style-name="ce17">
            <text:p>52.777.827<text:s/></text:p>
          </table:table-cell>
          <table:table-cell office:value-type="float" office:value="17276492.48" table:style-name="ce17">
            <text:p>17.276.492<text:s/></text:p>
          </table:table-cell>
          <table:table-cell office:value-type="float" office:value="137734625.75" table:style-name="ce17">
            <text:p>137.734.626<text:s/></text:p>
          </table:table-cell>
          <table:table-cell office:value-type="float" office:value="9936010.8699999992" table:style-name="ce17">
            <text:p>9.936.011<text:s/></text:p>
          </table:table-cell>
          <table:table-cell office:value-type="float" office:value="2581611482.6099997" table:style-name="ce18">
            <text:p>2.581.611.4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54062.07" table:style-name="ce17">
            <text:p>454.062<text:s/></text:p>
          </table:table-cell>
          <table:table-cell office:value-type="float" office:value="-15918419.520000001" table:style-name="ce17">
            <text:p>(15.918.420)</text:p>
          </table:table-cell>
          <table:table-cell office:value-type="float" office:value="13141763.199999999" table:style-name="ce17">
            <text:p>13.141.763<text:s/></text:p>
          </table:table-cell>
          <table:table-cell office:value-type="float" office:value="427038.15" table:style-name="ce17">
            <text:p>427.038<text:s/></text:p>
          </table:table-cell>
          <table:table-cell office:value-type="float" office:value="13216491.379999999" table:style-name="ce17">
            <text:p>13.216.491<text:s/></text:p>
          </table:table-cell>
          <table:table-cell office:value-type="float" office:value="6796936.79" table:style-name="ce17">
            <text:p>6.796.937<text:s/></text:p>
          </table:table-cell>
          <table:table-cell office:value-type="float" office:value="408161267.38" table:style-name="ce17">
            <text:p>408.161.267<text:s/></text:p>
          </table:table-cell>
          <table:table-cell office:value-type="float" office:value="10447379.449999999" table:style-name="ce17">
            <text:p>10.447.379<text:s/></text:p>
          </table:table-cell>
          <table:table-cell office:value-type="float" office:value="14425461.57" table:style-name="ce17">
            <text:p>14.425.462<text:s/></text:p>
          </table:table-cell>
          <table:table-cell office:value-type="float" office:value="4581671.91" table:style-name="ce17">
            <text:p>4.581.672<text:s/></text:p>
          </table:table-cell>
          <table:table-cell office:value-type="float" office:value="9075361.5" table:style-name="ce17">
            <text:p>9.075.362<text:s/></text:p>
          </table:table-cell>
          <table:table-cell office:value-type="float" office:value="3979956.49" table:style-name="ce17">
            <text:p>3.979.956<text:s/></text:p>
          </table:table-cell>
          <table:table-cell office:value-type="float" office:value="3869244.3200000003" table:style-name="ce17">
            <text:p>3.869.244<text:s/></text:p>
          </table:table-cell>
          <table:table-cell office:value-type="float" office:value="1075919.2300000004" table:style-name="ce17">
            <text:p>1.075.919<text:s/></text:p>
          </table:table-cell>
          <table:table-cell office:value-type="float" office:value="1758496.0399999998" table:style-name="ce17">
            <text:p>1.758.496<text:s/></text:p>
          </table:table-cell>
          <table:table-cell office:value-type="float" office:value="7135732.1700000009" table:style-name="ce17">
            <text:p>7.135.732<text:s/></text:p>
          </table:table-cell>
          <table:table-cell office:value-type="float" office:value="1183569.05" table:style-name="ce17">
            <text:p>1.183.569<text:s/></text:p>
          </table:table-cell>
          <table:table-cell office:value-type="float" office:value="40263569.329999998" table:style-name="ce17">
            <text:p>40.263.569<text:s/></text:p>
          </table:table-cell>
          <table:table-cell office:value-type="float" office:value="594280745.23000002" table:style-name="ce17">
            <text:p>594.280.745<text:s/></text:p>
          </table:table-cell>
          <table:table-cell office:value-type="float" office:value="4460331.74" table:style-name="ce17">
            <text:p>4.460.332<text:s/></text:p>
          </table:table-cell>
          <table:table-cell office:value-type="float" office:value="2625257.4" table:style-name="ce17">
            <text:p>2.625.257<text:s/></text:p>
          </table:table-cell>
          <table:table-cell office:value-type="float" office:value="899660.40999999992" table:style-name="ce17">
            <text:p>899.660<text:s/></text:p>
          </table:table-cell>
          <table:table-cell office:value-type="float" office:value="27116498.680000003" table:style-name="ce17">
            <text:p>27.116.499<text:s/></text:p>
          </table:table-cell>
          <table:table-cell office:value-type="float" office:value="74564408.389999986" table:style-name="ce17">
            <text:p>74.564.408<text:s/></text:p>
          </table:table-cell>
          <table:table-cell office:value-type="float" office:value="1234310.46" table:style-name="ce17">
            <text:p>1.234.310<text:s/></text:p>
          </table:table-cell>
          <table:table-cell office:value-type="float" office:value="405508848.40000004" table:style-name="ce17">
            <text:p>405.508.848<text:s/></text:p>
          </table:table-cell>
          <table:table-cell office:value-type="float" office:value="1853001.55" table:style-name="ce17">
            <text:p>1.853.002<text:s/></text:p>
          </table:table-cell>
          <table:table-cell office:value-type="float" office:value="1636618562.7700002" table:style-name="ce18">
            <text:p>1.636.618.56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1263229.109999999" table:style-name="ce21">
            <text:p>41.263.229<text:s/></text:p>
          </table:table-cell>
          <table:table-cell office:value-type="float" office:value="179089237.84" table:style-name="ce21">
            <text:p>179.089.238<text:s/></text:p>
          </table:table-cell>
          <table:table-cell office:value-type="float" office:value="1062056806.8299999" table:style-name="ce21">
            <text:p>1.062.056.807<text:s/></text:p>
          </table:table-cell>
          <table:table-cell office:value-type="float" office:value="44555234.829999998" table:style-name="ce21">
            <text:p>44.555.235<text:s/></text:p>
          </table:table-cell>
          <table:table-cell office:value-type="float" office:value="1449905120.8400002" table:style-name="ce21">
            <text:p>1.449.905.121<text:s/></text:p>
          </table:table-cell>
          <table:table-cell office:value-type="float" office:value="900336288.81000018" table:style-name="ce21">
            <text:p>900.336.289<text:s/></text:p>
          </table:table-cell>
          <table:table-cell office:value-type="float" office:value="7538078058.5599995" table:style-name="ce21">
            <text:p>7.538.078.059<text:s/></text:p>
          </table:table-cell>
          <table:table-cell office:value-type="float" office:value="1161091760.1300001" table:style-name="ce21">
            <text:p>1.161.091.760<text:s/></text:p>
          </table:table-cell>
          <table:table-cell office:value-type="float" office:value="884422216.88000011" table:style-name="ce21">
            <text:p>884.422.217<text:s/></text:p>
          </table:table-cell>
          <table:table-cell office:value-type="float" office:value="471901605.94" table:style-name="ce21">
            <text:p>471.901.606<text:s/></text:p>
          </table:table-cell>
          <table:table-cell office:value-type="float" office:value="3937262114.0200005" table:style-name="ce21">
            <text:p>3.937.262.114<text:s/></text:p>
          </table:table-cell>
          <table:table-cell office:value-type="float" office:value="344978330.10000002" table:style-name="ce21">
            <text:p>344.978.330<text:s/></text:p>
          </table:table-cell>
          <table:table-cell office:value-type="float" office:value="465159546.38999999" table:style-name="ce21">
            <text:p>465.159.546<text:s/></text:p>
          </table:table-cell>
          <table:table-cell office:value-type="float" office:value="458041894.67000002" table:style-name="ce21">
            <text:p>458.041.895<text:s/></text:p>
          </table:table-cell>
          <table:table-cell office:value-type="float" office:value="279524902.69000006" table:style-name="ce21">
            <text:p>279.524.903<text:s/></text:p>
          </table:table-cell>
          <table:table-cell office:value-type="float" office:value="1349754465.45" table:style-name="ce21">
            <text:p>1.349.754.465<text:s/></text:p>
          </table:table-cell>
          <table:table-cell office:value-type="float" office:value="165968433.57999998" table:style-name="ce21">
            <text:p>165.968.434<text:s/></text:p>
          </table:table-cell>
          <table:table-cell office:value-type="float" office:value="3423213802.9700003" table:style-name="ce21">
            <text:p>3.423.213.803<text:s/></text:p>
          </table:table-cell>
          <table:table-cell office:value-type="float" office:value="12017903451.460001" table:style-name="ce21">
            <text:p>12.017.903.451<text:s/></text:p>
          </table:table-cell>
          <table:table-cell office:value-type="float" office:value="260894520.46000001" table:style-name="ce21">
            <text:p>260.894.520<text:s/></text:p>
          </table:table-cell>
          <table:table-cell office:value-type="float" office:value="175600776.63" table:style-name="ce21">
            <text:p>175.600.777<text:s/></text:p>
          </table:table-cell>
          <table:table-cell office:value-type="float" office:value="45585196.700000003" table:style-name="ce21">
            <text:p>45.585.197<text:s/></text:p>
          </table:table-cell>
          <table:table-cell office:value-type="float" office:value="3309209379.9400001" table:style-name="ce21">
            <text:p>3.309.209.380<text:s/></text:p>
          </table:table-cell>
          <table:table-cell office:value-type="float" office:value="3307117422.7800002" table:style-name="ce21">
            <text:p>3.307.117.423<text:s/></text:p>
          </table:table-cell>
          <table:table-cell office:value-type="float" office:value="171662286.60999998" table:style-name="ce21">
            <text:p>171.662.287<text:s/></text:p>
          </table:table-cell>
          <table:table-cell office:value-type="float" office:value="31241217642.549999" table:style-name="ce21">
            <text:p>31.241.217.643<text:s/></text:p>
          </table:table-cell>
          <table:table-cell office:value-type="float" office:value="94546038.239999995" table:style-name="ce21">
            <text:p>94.546.038<text:s/></text:p>
          </table:table-cell>
          <table:table-cell office:value-type="float" office:value="74780339765.009995" table:style-name="ce22">
            <text:p>74.780.339.765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83924091.863892898" table:style-name="ce25">
            <text:p>83.924.092<text:s/></text:p>
          </table:table-cell>
          <table:table-cell office:value-type="float" office:value="249789665.06650388" table:style-name="ce25">
            <text:p>249.789.665<text:s/></text:p>
          </table:table-cell>
          <table:table-cell office:value-type="float" office:value="338168610.79867512" table:style-name="ce25">
            <text:p>338.168.611<text:s/></text:p>
          </table:table-cell>
          <table:table-cell office:value-type="float" office:value="56600395.138320819" table:style-name="ce25">
            <text:p>56.600.395<text:s/></text:p>
          </table:table-cell>
          <table:table-cell office:value-type="float" office:value="1332499332.568882" table:style-name="ce25">
            <text:p>1.332.499.333<text:s/></text:p>
          </table:table-cell>
          <table:table-cell office:value-type="float" office:value="847051292.55296266" table:style-name="ce25">
            <text:p>847.051.293<text:s/></text:p>
          </table:table-cell>
          <table:table-cell office:value-type="float" office:value="607710099.97107768" table:style-name="ce25">
            <text:p>607.710.100<text:s/></text:p>
          </table:table-cell>
          <table:table-cell office:value-type="float" office:value="675258115.79357755" table:style-name="ce25">
            <text:p>675.258.116<text:s/></text:p>
          </table:table-cell>
          <table:table-cell office:value-type="float" office:value="746171242.80659044" table:style-name="ce25">
            <text:p>746.171.243<text:s/></text:p>
          </table:table-cell>
          <table:table-cell office:value-type="float" office:value="417531892.22349113" table:style-name="ce25">
            <text:p>417.531.892<text:s/></text:p>
          </table:table-cell>
          <table:table-cell office:value-type="float" office:value="3194175958.5122094" table:style-name="ce25">
            <text:p>3.194.175.959<text:s/></text:p>
          </table:table-cell>
          <table:table-cell office:value-type="float" office:value="411988870.80886924" table:style-name="ce25">
            <text:p>411.988.871<text:s/></text:p>
          </table:table-cell>
          <table:table-cell office:value-type="float" office:value="560889828.59549725" table:style-name="ce25">
            <text:p>560.889.829<text:s/></text:p>
          </table:table-cell>
          <table:table-cell office:value-type="float" office:value="731365140.56304979" table:style-name="ce25">
            <text:p>731.365.141<text:s/></text:p>
          </table:table-cell>
          <table:table-cell office:value-type="float" office:value="389669736.97230291" table:style-name="ce25">
            <text:p>389.669.737<text:s/></text:p>
          </table:table-cell>
          <table:table-cell office:value-type="float" office:value="965079368.34813905" table:style-name="ce25">
            <text:p>965.079.368<text:s/></text:p>
          </table:table-cell>
          <table:table-cell office:value-type="float" office:value="269355549.83172494" table:style-name="ce25">
            <text:p>269.355.550<text:s/></text:p>
          </table:table-cell>
          <table:table-cell office:value-type="float" office:value="2252460760.808238" table:style-name="ce25">
            <text:p>2.252.460.761<text:s/></text:p>
          </table:table-cell>
          <table:table-cell office:value-type="float" office:value="2709315100.4767327" table:style-name="ce25">
            <text:p>2.709.315.100<text:s/></text:p>
          </table:table-cell>
          <table:table-cell office:value-type="float" office:value="353002495.57962841" table:style-name="ce25">
            <text:p>353.002.496<text:s/></text:p>
          </table:table-cell>
          <table:table-cell office:value-type="float" office:value="157353586.02179897" table:style-name="ce25">
            <text:p>157.353.586<text:s/></text:p>
          </table:table-cell>
          <table:table-cell office:value-type="float" office:value="69410866.667952955" table:style-name="ce25">
            <text:p>69.410.867<text:s/></text:p>
          </table:table-cell>
          <table:table-cell office:value-type="float" office:value="2255719741.3790617" table:style-name="ce25">
            <text:p>2.255.719.741<text:s/></text:p>
          </table:table-cell>
          <table:table-cell office:value-type="float" office:value="1716038356.3958669" table:style-name="ce25">
            <text:p>1.716.038.356<text:s/></text:p>
          </table:table-cell>
          <table:table-cell office:value-type="float" office:value="271222307.05741853" table:style-name="ce25">
            <text:p>271.222.307<text:s/></text:p>
          </table:table-cell>
          <table:table-cell office:value-type="float" office:value="11311850177.494217" table:style-name="ce25">
            <text:p>11.311.850.177<text:s/></text:p>
          </table:table-cell>
          <table:table-cell office:value-type="float" office:value="157736184.54331556" table:style-name="ce25">
            <text:p>157.736.185<text:s/></text:p>
          </table:table-cell>
          <table:table-cell office:value-type="float" office:value="33131338768.839996" table:style-name="ce26">
            <text:p>33.131.338.769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5187320.9738929" table:style-name="ce21">
            <text:p>125.187.321<text:s/></text:p>
          </table:table-cell>
          <table:table-cell office:value-type="float" office:value="428878902.90650392" table:style-name="ce21">
            <text:p>428.878.903<text:s/></text:p>
          </table:table-cell>
          <table:table-cell office:value-type="float" office:value="1400225417.628675" table:style-name="ce21">
            <text:p>1.400.225.418<text:s/></text:p>
          </table:table-cell>
          <table:table-cell office:value-type="float" office:value="101155629.96832082" table:style-name="ce21">
            <text:p>101.155.630<text:s/></text:p>
          </table:table-cell>
          <table:table-cell office:value-type="float" office:value="2782404453.4088821" table:style-name="ce21">
            <text:p>2.782.404.453<text:s/></text:p>
          </table:table-cell>
          <table:table-cell office:value-type="float" office:value="1747387581.3629627" table:style-name="ce21">
            <text:p>1.747.387.581<text:s/></text:p>
          </table:table-cell>
          <table:table-cell office:value-type="float" office:value="8145788158.5310774" table:style-name="ce21">
            <text:p>8.145.788.159<text:s/></text:p>
          </table:table-cell>
          <table:table-cell office:value-type="float" office:value="1836349875.9235778" table:style-name="ce21">
            <text:p>1.836.349.876<text:s/></text:p>
          </table:table-cell>
          <table:table-cell office:value-type="float" office:value="1630593459.6865907" table:style-name="ce21">
            <text:p>1.630.593.460<text:s/></text:p>
          </table:table-cell>
          <table:table-cell office:value-type="float" office:value="889433498.16349113" table:style-name="ce21">
            <text:p>889.433.498<text:s/></text:p>
          </table:table-cell>
          <table:table-cell office:value-type="float" office:value="7131438072.5322094" table:style-name="ce21">
            <text:p>7.131.438.073<text:s/></text:p>
          </table:table-cell>
          <table:table-cell office:value-type="float" office:value="756967200.90886927" table:style-name="ce21">
            <text:p>756.967.201<text:s/></text:p>
          </table:table-cell>
          <table:table-cell office:value-type="float" office:value="1026049374.9854972" table:style-name="ce21">
            <text:p>1.026.049.375<text:s/></text:p>
          </table:table-cell>
          <table:table-cell office:value-type="float" office:value="1189407035.2330499" table:style-name="ce21">
            <text:p>1.189.407.035<text:s/></text:p>
          </table:table-cell>
          <table:table-cell office:value-type="float" office:value="669194639.66230297" table:style-name="ce21">
            <text:p>669.194.640<text:s/></text:p>
          </table:table-cell>
          <table:table-cell office:value-type="float" office:value="2314833833.7981391" table:style-name="ce21">
            <text:p>2.314.833.834<text:s/></text:p>
          </table:table-cell>
          <table:table-cell office:value-type="float" office:value="435323983.41172493" table:style-name="ce21">
            <text:p>435.323.983<text:s/></text:p>
          </table:table-cell>
          <table:table-cell office:value-type="float" office:value="5675674563.7782383" table:style-name="ce21">
            <text:p>5.675.674.564<text:s/></text:p>
          </table:table-cell>
          <table:table-cell office:value-type="float" office:value="14727218551.936733" table:style-name="ce21">
            <text:p>14.727.218.552<text:s/></text:p>
          </table:table-cell>
          <table:table-cell office:value-type="float" office:value="613897016.03962839" table:style-name="ce21">
            <text:p>613.897.016<text:s/></text:p>
          </table:table-cell>
          <table:table-cell office:value-type="float" office:value="332954362.65179896" table:style-name="ce21">
            <text:p>332.954.363<text:s/></text:p>
          </table:table-cell>
          <table:table-cell office:value-type="float" office:value="114996063.36795296" table:style-name="ce21">
            <text:p>114.996.063<text:s/></text:p>
          </table:table-cell>
          <table:table-cell office:value-type="float" office:value="5564929121.3190613" table:style-name="ce21">
            <text:p>5.564.929.121<text:s/></text:p>
          </table:table-cell>
          <table:table-cell office:value-type="float" office:value="5023155779.1758671" table:style-name="ce21">
            <text:p>5.023.155.779<text:s/></text:p>
          </table:table-cell>
          <table:table-cell office:value-type="float" office:value="442884593.66741848" table:style-name="ce21">
            <text:p>442.884.594<text:s/></text:p>
          </table:table-cell>
          <table:table-cell office:value-type="float" office:value="42553067820.04422" table:style-name="ce21">
            <text:p>42.553.067.820<text:s/></text:p>
          </table:table-cell>
          <table:table-cell office:value-type="float" office:value="252282222.78331554" table:style-name="ce21">
            <text:p>252.282.223<text:s/></text:p>
          </table:table-cell>
          <table:table-cell office:value-type="float" office:value="107911678533.84999" table:style-name="ce22">
            <text:p>107.911.678.53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92623.30686183483" table:style-name="ce27">
            <text:p>692.623<text:s/></text:p>
          </table:table-cell>
          <table:table-cell office:value-type="float" office:value="2552697.1208303045" table:style-name="ce27">
            <text:p>2.552.697<text:s/></text:p>
          </table:table-cell>
          <table:table-cell office:value-type="float" office:value="1543282.9718620912" table:style-name="ce27">
            <text:p>1.543.283<text:s/></text:p>
          </table:table-cell>
          <table:table-cell office:value-type="float" office:value="585595.05781494651" table:style-name="ce27">
            <text:p>585.595<text:s/></text:p>
          </table:table-cell>
          <table:table-cell office:value-type="float" office:value="10012672.539299734" table:style-name="ce27">
            <text:p>10.012.673<text:s/></text:p>
          </table:table-cell>
          <table:table-cell office:value-type="float" office:value="9229484.3232746106" table:style-name="ce27">
            <text:p>9.229.484<text:s/></text:p>
          </table:table-cell>
          <table:table-cell office:value-type="float" office:value="15716831.111028114" table:style-name="ce27">
            <text:p>15.716.831<text:s/></text:p>
          </table:table-cell>
          <table:table-cell office:value-type="float" office:value="3209654.7677367497" table:style-name="ce27">
            <text:p>3.209.655<text:s/></text:p>
          </table:table-cell>
          <table:table-cell office:value-type="float" office:value="5118643.1593382349" table:style-name="ce27">
            <text:p>5.118.643<text:s/></text:p>
          </table:table-cell>
          <table:table-cell office:value-type="float" office:value="2548106.9836944677" table:style-name="ce27">
            <text:p>2.548.107<text:s/></text:p>
          </table:table-cell>
          <table:table-cell office:value-type="float" office:value="25654970.59210968" table:style-name="ce27">
            <text:p>25.654.971<text:s/></text:p>
          </table:table-cell>
          <table:table-cell office:value-type="float" office:value="3106049.87019064" table:style-name="ce27">
            <text:p>3.106.050<text:s/></text:p>
          </table:table-cell>
          <table:table-cell office:value-type="float" office:value="4102127.7638050793" table:style-name="ce27">
            <text:p>4.102.128<text:s/></text:p>
          </table:table-cell>
          <table:table-cell office:value-type="float" office:value="3554917.2856151899" table:style-name="ce27">
            <text:p>3.554.917<text:s/></text:p>
          </table:table-cell>
          <table:table-cell office:value-type="float" office:value="1905014.2025802433" table:style-name="ce27">
            <text:p>1.905.014<text:s/></text:p>
          </table:table-cell>
          <table:table-cell office:value-type="float" office:value="7933954.5031354781" table:style-name="ce27">
            <text:p>7.933.955<text:s/></text:p>
          </table:table-cell>
          <table:table-cell office:value-type="float" office:value="1006865.4375826187" table:style-name="ce27">
            <text:p>1.006.865<text:s/></text:p>
          </table:table-cell>
          <table:table-cell office:value-type="float" office:value="15470169.528370684" table:style-name="ce27">
            <text:p>15.470.170<text:s/></text:p>
          </table:table-cell>
          <table:table-cell office:value-type="float" office:value="1692074455.2102456" table:style-name="ce27">
            <text:p>1.692.074.455<text:s/></text:p>
          </table:table-cell>
          <table:table-cell office:value-type="float" office:value="2649765.5134958695" table:style-name="ce27">
            <text:p>2.649.766<text:s/></text:p>
          </table:table-cell>
          <table:table-cell office:value-type="float" office:value="713616.19627090066" table:style-name="ce27">
            <text:p>713.616<text:s/></text:p>
          </table:table-cell>
          <table:table-cell office:value-type="float" office:value="324982.97847404471" table:style-name="ce27">
            <text:p>324.983<text:s/></text:p>
          </table:table-cell>
          <table:table-cell office:value-type="float" office:value="16443652.149316035" table:style-name="ce27">
            <text:p>16.443.652<text:s/></text:p>
          </table:table-cell>
          <table:table-cell office:value-type="float" office:value="9743692.9980200101" table:style-name="ce27">
            <text:p>9.743.693<text:s/></text:p>
          </table:table-cell>
          <table:table-cell office:value-type="float" office:value="1432829.8564207305" table:style-name="ce27">
            <text:p>1.432.830<text:s/></text:p>
          </table:table-cell>
          <table:table-cell office:value-type="float" office:value="102994393.12936042" table:style-name="ce27">
            <text:p>102.994.393<text:s/></text:p>
          </table:table-cell>
          <table:table-cell office:value-type="float" office:value="2065846.7732666424" table:style-name="ce27">
            <text:p>2.065.847<text:s/></text:p>
          </table:table-cell>
          <table:table-cell office:value-type="float" office:value="1942386895.3300006" table:style-name="ce28">
            <text:p>1.942.386.89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25879944.28075473" table:style-name="ce21">
            <text:p>125.879.944<text:s/></text:p>
          </table:table-cell>
          <table:table-cell office:value-type="float" office:value="431431600.02733421" table:style-name="ce21">
            <text:p>431.431.600<text:s/></text:p>
          </table:table-cell>
          <table:table-cell office:value-type="float" office:value="1401768700.6005371" table:style-name="ce21">
            <text:p>1.401.768.701<text:s/></text:p>
          </table:table-cell>
          <table:table-cell office:value-type="float" office:value="101741225.02613576" table:style-name="ce21">
            <text:p>101.741.225<text:s/></text:p>
          </table:table-cell>
          <table:table-cell office:value-type="float" office:value="2792417125.9481821" table:style-name="ce21">
            <text:p>2.792.417.126<text:s/></text:p>
          </table:table-cell>
          <table:table-cell office:value-type="float" office:value="1756617065.6862373" table:style-name="ce21">
            <text:p>1.756.617.066<text:s/></text:p>
          </table:table-cell>
          <table:table-cell office:value-type="float" office:value="8161504989.6421051" table:style-name="ce21">
            <text:p>8.161.504.990<text:s/></text:p>
          </table:table-cell>
          <table:table-cell office:value-type="float" office:value="1839559530.6913145" table:style-name="ce21">
            <text:p>1.839.559.531<text:s/></text:p>
          </table:table-cell>
          <table:table-cell office:value-type="float" office:value="1635712102.8459289" table:style-name="ce21">
            <text:p>1.635.712.103<text:s/></text:p>
          </table:table-cell>
          <table:table-cell office:value-type="float" office:value="891981605.14718556" table:style-name="ce21">
            <text:p>891.981.605<text:s/></text:p>
          </table:table-cell>
          <table:table-cell office:value-type="float" office:value="7157093043.1243191" table:style-name="ce21">
            <text:p>7.157.093.043<text:s/></text:p>
          </table:table-cell>
          <table:table-cell office:value-type="float" office:value="760073250.77905989" table:style-name="ce21">
            <text:p>760.073.251<text:s/></text:p>
          </table:table-cell>
          <table:table-cell office:value-type="float" office:value="1030151502.7493023" table:style-name="ce21">
            <text:p>1.030.151.503<text:s/></text:p>
          </table:table-cell>
          <table:table-cell office:value-type="float" office:value="1192961952.5186651" table:style-name="ce21">
            <text:p>1.192.961.953<text:s/></text:p>
          </table:table-cell>
          <table:table-cell office:value-type="float" office:value="671099653.86488318" table:style-name="ce21">
            <text:p>671.099.654<text:s/></text:p>
          </table:table-cell>
          <table:table-cell office:value-type="float" office:value="2322767788.3012748" table:style-name="ce21">
            <text:p>2.322.767.788<text:s/></text:p>
          </table:table-cell>
          <table:table-cell office:value-type="float" office:value="436330848.84930754" table:style-name="ce21">
            <text:p>436.330.849<text:s/></text:p>
          </table:table-cell>
          <table:table-cell office:value-type="float" office:value="5691144733.3066092" table:style-name="ce21">
            <text:p>5.691.144.733<text:s/></text:p>
          </table:table-cell>
          <table:table-cell office:value-type="float" office:value="16419293007.146978" table:style-name="ce21">
            <text:p>16.419.293.007<text:s/></text:p>
          </table:table-cell>
          <table:table-cell office:value-type="float" office:value="616546781.55312431" table:style-name="ce21">
            <text:p>616.546.782<text:s/></text:p>
          </table:table-cell>
          <table:table-cell office:value-type="float" office:value="333667978.84806985" table:style-name="ce21">
            <text:p>333.667.979<text:s/></text:p>
          </table:table-cell>
          <table:table-cell office:value-type="float" office:value="115321046.34642701" table:style-name="ce21">
            <text:p>115.321.046<text:s/></text:p>
          </table:table-cell>
          <table:table-cell office:value-type="float" office:value="5581372773.4683771" table:style-name="ce21">
            <text:p>5.581.372.773<text:s/></text:p>
          </table:table-cell>
          <table:table-cell office:value-type="float" office:value="5032899472.1738873" table:style-name="ce21">
            <text:p>5.032.899.472<text:s/></text:p>
          </table:table-cell>
          <table:table-cell office:value-type="float" office:value="444317423.52383924" table:style-name="ce21">
            <text:p>444.317.424<text:s/></text:p>
          </table:table-cell>
          <table:table-cell office:value-type="float" office:value="42656062213.173584" table:style-name="ce21">
            <text:p>42.656.062.213<text:s/></text:p>
          </table:table-cell>
          <table:table-cell office:value-type="float" office:value="254348069.55658218" table:style-name="ce21">
            <text:p>254.348.070<text:s/></text:p>
          </table:table-cell>
          <table:table-cell office:value-type="float" office:value="109854065429.17999" table:style-name="ce22">
            <text:p>109.854.065.42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4-23T14:38:45Z</dc:date>
    <meta:print-date>2011-05-12T16:46:54Z</meta:print-date>
    <meta:editing-cycles>41</meta:editing-cycles>
    <meta:editing-duration>PT4293S</meta:editing-duration>
  </office:meta>
</office:document-meta>
</file>